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08.79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129.66pt"/>
    </style:style>
    <style:style style:name="co9" style:family="table-column">
      <style:table-column-properties fo:break-before="auto" style:column-width="159.2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2.36pt"/>
    </style:style>
    <style:style style:name="co12" style:family="table-column">
      <style:table-column-properties fo:break-before="auto" style:column-width="99.55pt"/>
    </style:style>
    <style:style style:name="co13" style:family="table-column">
      <style:table-column-properties fo:break-before="auto" style:column-width="75.66pt"/>
    </style:style>
    <style:style style:name="co14" style:family="table-column">
      <style:table-column-properties fo:break-before="auto" style:column-width="100.35pt"/>
    </style:style>
    <style:style style:name="co15" style:family="table-column">
      <style:table-column-properties fo:break-before="auto" style:column-width="74.86pt"/>
    </style:style>
    <style:style style:name="co16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1"/>
    <style:style style:name="ce4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pt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quarter_note_repea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BBD stages per chip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/>
          <table:table-cell table:style-name="ce6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BBD chip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Total BBD stages</text:p>
          </table:table-cell>
          <table:table-cell table:style-name="Default" table:formula="of:=[.C2]*[.C3]" office:value-type="float" office:value="8192" calcext:value-type="float">
            <text:p>8192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NCO_clock</text:p>
          </table:table-cell>
          <table:table-cell table:style-name="ce3" office:value-type="float" office:value="32000000" calcext:value-type="float">
            <text:p>3.20E+07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Delay time (¼ notes) [ms]</text:p>
          </table:table-cell>
          <table:table-cell table:style-name="ce1" office:value-type="string" calcext:value-type="string">
            <text:p>f_BBD_clock [kHz]</text:p>
          </table:table-cell>
          <table:table-cell table:style-name="ce1" office:value-type="string" calcext:value-type="string">
            <text:p>Corresponding NCO overflow rate [kHz]</text:p>
          </table:table-cell>
          <table:table-cell table:style-name="ce1" office:value-type="string" calcext:value-type="string">
            <text:p>Ideal NCO increment</text:p>
          </table:table-cell>
          <table:table-cell table:style-name="ce1" office:value-type="string" calcext:value-type="string">
            <text:p>Real NCO increment</text:p>
          </table:table-cell>
          <table:table-cell table:style-name="ce1" office:value-type="string" calcext:value-type="string">
            <text:p>f_BBD_clock from real NCO increment [kHz]</text:p>
          </table:table-cell>
          <table:table-cell table:style-name="ce1" office:value-type="string" calcext:value-type="string">
            <text:p>Percent error due to integer NCO increment [%]</text:p>
          </table:table-cell>
          <table:table-cell table:style-name="ce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table:formula="of:=(1/([.B8]/60))*1000" office:value-type="float" office:value="857.142857142857" calcext:value-type="float">
            <text:p>857.1</text:p>
          </table:table-cell>
          <table:table-cell table:formula="of:=[.$C$4]/ (2*[.C8])" office:value-type="float" office:value="4.77866666666667" calcext:value-type="float">
            <text:p>4.779</text:p>
          </table:table-cell>
          <table:table-cell table:formula="of:=[.D8]*2" office:value-type="float" office:value="9.55733333333333" calcext:value-type="float">
            <text:p>9.557</text:p>
          </table:table-cell>
          <table:table-cell table:formula="of:=((([.E8]*1000)*(2^20))/[.$C$5])" office:value-type="float" office:value="313.174698666667" calcext:value-type="float">
            <text:p>313.175</text:p>
          </table:table-cell>
          <table:table-cell table:style-name="ce7" table:formula="of:=FLOOR(((([.E8]*1000)*(2^20))/[.$C$5]); 1; 0)" office:value-type="float" office:value="313" calcext:value-type="float">
            <text:p>313</text:p>
          </table:table-cell>
          <table:table-cell table:style-name="ce5" table:formula="of:=((([.$C$5] / 1000)*[.G8]) / (2^20))/2" office:value-type="float" office:value="4.7760009765625" calcext:value-type="float">
            <text:p>4.776</text:p>
          </table:table-cell>
          <table:table-cell table:style-name="ce5" table:formula="of:=(([.D8]-[.H8])/[.D8])*100" office:value-type="float" office:value="0.055783135550371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8]+5" office:value-type="float" office:value="75" calcext:value-type="float">
            <text:p>75</text:p>
          </table:table-cell>
          <table:table-cell table:style-name="ce4" table:formula="of:=(1/([.B9]/60))*1000" office:value-type="float" office:value="800" calcext:value-type="float">
            <text:p>800.0</text:p>
          </table:table-cell>
          <table:table-cell table:formula="of:=[.$C$4]/ (2*[.C9])" office:value-type="float" office:value="5.12" calcext:value-type="float">
            <text:p>5.120</text:p>
          </table:table-cell>
          <table:table-cell table:formula="of:=[.D9]*2" office:value-type="float" office:value="10.24" calcext:value-type="float">
            <text:p>10.240</text:p>
          </table:table-cell>
          <table:table-cell table:formula="of:=((([.E9]*1000)*(2^20))/[.$C$5])" office:value-type="float" office:value="335.54432" calcext:value-type="float">
            <text:p>335.544</text:p>
          </table:table-cell>
          <table:table-cell table:style-name="ce7" table:formula="of:=FLOOR(((([.E9]*1000)*(2^20))/[.$C$5]); 1; 0)" office:value-type="float" office:value="335" calcext:value-type="float">
            <text:p>335</text:p>
          </table:table-cell>
          <table:table-cell table:style-name="ce5" table:formula="of:=((([.$C$5] / 1000)*[.G9]) / (2^20))/2" office:value-type="float" office:value="5.1116943359375" calcext:value-type="float">
            <text:p>5.112</text:p>
          </table:table-cell>
          <table:table-cell table:style-name="ce5" table:formula="of:=(([.D9]-[.H9])/[.D9])*100" office:value-type="float" office:value="0.162220001220705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9]+5" office:value-type="float" office:value="80" calcext:value-type="float">
            <text:p>80</text:p>
          </table:table-cell>
          <table:table-cell table:style-name="ce4" table:formula="of:=(1/([.B10]/60))*1000" office:value-type="float" office:value="750" calcext:value-type="float">
            <text:p>750.0</text:p>
          </table:table-cell>
          <table:table-cell table:formula="of:=[.$C$4]/ (2*[.C10])" office:value-type="float" office:value="5.46133333333333" calcext:value-type="float">
            <text:p>5.461</text:p>
          </table:table-cell>
          <table:table-cell table:formula="of:=[.D10]*2" office:value-type="float" office:value="10.9226666666667" calcext:value-type="float">
            <text:p>10.923</text:p>
          </table:table-cell>
          <table:table-cell table:formula="of:=((([.E10]*1000)*(2^20))/[.$C$5])" office:value-type="float" office:value="357.913941333333" calcext:value-type="float">
            <text:p>357.914</text:p>
          </table:table-cell>
          <table:table-cell table:style-name="ce7" table:formula="of:=FLOOR(((([.E10]*1000)*(2^20))/[.$C$5]); 1; 0)" office:value-type="float" office:value="357" calcext:value-type="float">
            <text:p>357</text:p>
          </table:table-cell>
          <table:table-cell table:style-name="ce5" table:formula="of:=((([.$C$5] / 1000)*[.G10]) / (2^20))/2" office:value-type="float" office:value="5.4473876953125" calcext:value-type="float">
            <text:p>5.447</text:p>
          </table:table-cell>
          <table:table-cell table:style-name="ce5" table:formula="of:=(([.D10]-[.H10])/[.D10])*100" office:value-type="float" office:value="0.255352258682183" calcext:value-type="float">
            <text:p>0.255</text:p>
          </table:table-cell>
          <table:table-cell/>
        </table:table-row>
        <table:table-row table:style-name="ro1">
          <table:table-cell/>
          <table:table-cell table:formula="of:=[.B10]+5" office:value-type="float" office:value="85" calcext:value-type="float">
            <text:p>85</text:p>
          </table:table-cell>
          <table:table-cell table:style-name="ce4" table:formula="of:=(1/([.B11]/60))*1000" office:value-type="float" office:value="705.882352941176" calcext:value-type="float">
            <text:p>705.9</text:p>
          </table:table-cell>
          <table:table-cell table:formula="of:=[.$C$4]/ (2*[.C11])" office:value-type="float" office:value="5.80266666666667" calcext:value-type="float">
            <text:p>5.803</text:p>
          </table:table-cell>
          <table:table-cell table:formula="of:=[.D11]*2" office:value-type="float" office:value="11.6053333333333" calcext:value-type="float">
            <text:p>11.605</text:p>
          </table:table-cell>
          <table:table-cell table:formula="of:=((([.E11]*1000)*(2^20))/[.$C$5])" office:value-type="float" office:value="380.283562666667" calcext:value-type="float">
            <text:p>380.284</text:p>
          </table:table-cell>
          <table:table-cell table:style-name="ce7" table:formula="of:=FLOOR(((([.E11]*1000)*(2^20))/[.$C$5]); 1; 0)" office:value-type="float" office:value="380" calcext:value-type="float">
            <text:p>380</text:p>
          </table:table-cell>
          <table:table-cell table:style-name="ce5" table:formula="of:=((([.$C$5] / 1000)*[.G11]) / (2^20))/2" office:value-type="float" office:value="5.79833984375" calcext:value-type="float">
            <text:p>5.798</text:p>
          </table:table-cell>
          <table:table-cell table:style-name="ce5" table:formula="of:=(([.D11]-[.H11])/[.D11])*100" office:value-type="float" office:value="0.0745661118451817" calcext:value-type="float">
            <text:p>0.075</text:p>
          </table:table-cell>
          <table:table-cell/>
        </table:table-row>
        <table:table-row table:style-name="ro1">
          <table:table-cell/>
          <table:table-cell table:formula="of:=[.B11]+5" office:value-type="float" office:value="90" calcext:value-type="float">
            <text:p>90</text:p>
          </table:table-cell>
          <table:table-cell table:style-name="ce4" table:formula="of:=(1/([.B12]/60))*1000" office:value-type="float" office:value="666.666666666667" calcext:value-type="float">
            <text:p>666.7</text:p>
          </table:table-cell>
          <table:table-cell table:formula="of:=[.$C$4]/ (2*[.C12])" office:value-type="float" office:value="6.144" calcext:value-type="float">
            <text:p>6.144</text:p>
          </table:table-cell>
          <table:table-cell table:formula="of:=[.D12]*2" office:value-type="float" office:value="12.288" calcext:value-type="float">
            <text:p>12.288</text:p>
          </table:table-cell>
          <table:table-cell table:formula="of:=((([.E12]*1000)*(2^20))/[.$C$5])" office:value-type="float" office:value="402.653184" calcext:value-type="float">
            <text:p>402.653</text:p>
          </table:table-cell>
          <table:table-cell table:style-name="ce7" table:formula="of:=FLOOR(((([.E12]*1000)*(2^20))/[.$C$5]); 1; 0)" office:value-type="float" office:value="402" calcext:value-type="float">
            <text:p>402</text:p>
          </table:table-cell>
          <table:table-cell table:style-name="ce5" table:formula="of:=((([.$C$5] / 1000)*[.G12]) / (2^20))/2" office:value-type="float" office:value="6.134033203125" calcext:value-type="float">
            <text:p>6.134</text:p>
          </table:table-cell>
          <table:table-cell table:style-name="ce5" table:formula="of:=(([.D12]-[.H12])/[.D12])*100" office:value-type="float" office:value="0.162220001220705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12]+5" office:value-type="float" office:value="95" calcext:value-type="float">
            <text:p>95</text:p>
          </table:table-cell>
          <table:table-cell table:style-name="ce4" table:formula="of:=(1/([.B13]/60))*1000" office:value-type="float" office:value="631.578947368421" calcext:value-type="float">
            <text:p>631.6</text:p>
          </table:table-cell>
          <table:table-cell table:formula="of:=[.$C$4]/ (2*[.C13])" office:value-type="float" office:value="6.48533333333333" calcext:value-type="float">
            <text:p>6.485</text:p>
          </table:table-cell>
          <table:table-cell table:formula="of:=[.D13]*2" office:value-type="float" office:value="12.9706666666667" calcext:value-type="float">
            <text:p>12.971</text:p>
          </table:table-cell>
          <table:table-cell table:formula="of:=((([.E13]*1000)*(2^20))/[.$C$5])" office:value-type="float" office:value="425.022805333333" calcext:value-type="float">
            <text:p>425.023</text:p>
          </table:table-cell>
          <table:table-cell table:style-name="ce7" table:formula="of:=FLOOR(((([.E13]*1000)*(2^20))/[.$C$5]); 1; 0)" office:value-type="float" office:value="425" calcext:value-type="float">
            <text:p>425</text:p>
          </table:table-cell>
          <table:table-cell table:style-name="ce5" table:formula="of:=((([.$C$5] / 1000)*[.G13]) / (2^20))/2" office:value-type="float" office:value="6.4849853515625" calcext:value-type="float">
            <text:p>6.485</text:p>
          </table:table-cell>
          <table:table-cell table:style-name="ce5" table:formula="of:=(([.D13]-[.H13])/[.D13])*100" office:value-type="float" office:value="0.00536567286435475" calcext:value-type="float">
            <text:p>0.005</text:p>
          </table:table-cell>
          <table:table-cell/>
        </table:table-row>
        <table:table-row table:style-name="ro1">
          <table:table-cell/>
          <table:table-cell table:formula="of:=[.B13]+5" office:value-type="float" office:value="100" calcext:value-type="float">
            <text:p>100</text:p>
          </table:table-cell>
          <table:table-cell table:style-name="ce4" table:formula="of:=(1/([.B14]/60))*1000" office:value-type="float" office:value="600" calcext:value-type="float">
            <text:p>600.0</text:p>
          </table:table-cell>
          <table:table-cell table:formula="of:=[.$C$4]/ (2*[.C14])" office:value-type="float" office:value="6.82666666666667" calcext:value-type="float">
            <text:p>6.827</text:p>
          </table:table-cell>
          <table:table-cell table:formula="of:=[.D14]*2" office:value-type="float" office:value="13.6533333333333" calcext:value-type="float">
            <text:p>13.653</text:p>
          </table:table-cell>
          <table:table-cell table:formula="of:=((([.E14]*1000)*(2^20))/[.$C$5])" office:value-type="float" office:value="447.392426666667" calcext:value-type="float">
            <text:p>447.392</text:p>
          </table:table-cell>
          <table:table-cell table:style-name="ce7" table:formula="of:=FLOOR(((([.E14]*1000)*(2^20))/[.$C$5]); 1; 0)" office:value-type="float" office:value="447" calcext:value-type="float">
            <text:p>447</text:p>
          </table:table-cell>
          <table:table-cell table:style-name="ce5" table:formula="of:=((([.$C$5] / 1000)*[.G14]) / (2^20))/2" office:value-type="float" office:value="6.8206787109375" calcext:value-type="float">
            <text:p>6.821</text:p>
          </table:table-cell>
          <table:table-cell table:style-name="ce5" table:formula="of:=(([.D14]-[.H14])/[.D14])*100" office:value-type="float" office:value="0.0877141952515103" calcext:value-type="float">
            <text:p>0.088</text:p>
          </table:table-cell>
          <table:table-cell/>
        </table:table-row>
        <table:table-row table:style-name="ro1">
          <table:table-cell/>
          <table:table-cell table:formula="of:=[.B14]+5" office:value-type="float" office:value="105" calcext:value-type="float">
            <text:p>105</text:p>
          </table:table-cell>
          <table:table-cell table:style-name="ce4" table:formula="of:=(1/([.B15]/60))*1000" office:value-type="float" office:value="571.428571428571" calcext:value-type="float">
            <text:p>571.4</text:p>
          </table:table-cell>
          <table:table-cell table:formula="of:=[.$C$4]/ (2*[.C15])" office:value-type="float" office:value="7.168" calcext:value-type="float">
            <text:p>7.168</text:p>
          </table:table-cell>
          <table:table-cell table:formula="of:=[.D15]*2" office:value-type="float" office:value="14.336" calcext:value-type="float">
            <text:p>14.336</text:p>
          </table:table-cell>
          <table:table-cell table:formula="of:=((([.E15]*1000)*(2^20))/[.$C$5])" office:value-type="float" office:value="469.762048" calcext:value-type="float">
            <text:p>469.762</text:p>
          </table:table-cell>
          <table:table-cell table:style-name="ce7" table:formula="of:=FLOOR(((([.E15]*1000)*(2^20))/[.$C$5]); 1; 0)" office:value-type="float" office:value="469" calcext:value-type="float">
            <text:p>469</text:p>
          </table:table-cell>
          <table:table-cell table:style-name="ce5" table:formula="of:=((([.$C$5] / 1000)*[.G15]) / (2^20))/2" office:value-type="float" office:value="7.1563720703125" calcext:value-type="float">
            <text:p>7.156</text:p>
          </table:table-cell>
          <table:table-cell table:style-name="ce5" table:formula="of:=(([.D15]-[.H15])/[.D15])*100" office:value-type="float" office:value="0.162220001220705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15]+5" office:value-type="float" office:value="110" calcext:value-type="float">
            <text:p>110</text:p>
          </table:table-cell>
          <table:table-cell table:style-name="ce4" table:formula="of:=(1/([.B16]/60))*1000" office:value-type="float" office:value="545.454545454546" calcext:value-type="float">
            <text:p>545.5</text:p>
          </table:table-cell>
          <table:table-cell table:formula="of:=[.$C$4]/ (2*[.C16])" office:value-type="float" office:value="7.50933333333333" calcext:value-type="float">
            <text:p>7.509</text:p>
          </table:table-cell>
          <table:table-cell table:formula="of:=[.D16]*2" office:value-type="float" office:value="15.0186666666667" calcext:value-type="float">
            <text:p>15.019</text:p>
          </table:table-cell>
          <table:table-cell table:formula="of:=((([.E16]*1000)*(2^20))/[.$C$5])" office:value-type="float" office:value="492.131669333333" calcext:value-type="float">
            <text:p>492.132</text:p>
          </table:table-cell>
          <table:table-cell table:style-name="ce7" table:formula="of:=FLOOR(((([.E16]*1000)*(2^20))/[.$C$5]); 1; 0)" office:value-type="float" office:value="492" calcext:value-type="float">
            <text:p>492</text:p>
          </table:table-cell>
          <table:table-cell table:style-name="ce5" table:formula="of:=((([.$C$5] / 1000)*[.G16]) / (2^20))/2" office:value-type="float" office:value="7.50732421875" calcext:value-type="float">
            <text:p>7.507</text:p>
          </table:table-cell>
          <table:table-cell table:style-name="ce5" table:formula="of:=(([.D16]-[.H16])/[.D16])*100" office:value-type="float" office:value="0.0267548994584025" calcext:value-type="float">
            <text:p>0.027</text:p>
          </table:table-cell>
          <table:table-cell/>
        </table:table-row>
        <table:table-row table:style-name="ro1">
          <table:table-cell/>
          <table:table-cell table:formula="of:=[.B16]+5" office:value-type="float" office:value="115" calcext:value-type="float">
            <text:p>115</text:p>
          </table:table-cell>
          <table:table-cell table:style-name="ce4" table:formula="of:=(1/([.B17]/60))*1000" office:value-type="float" office:value="521.739130434783" calcext:value-type="float">
            <text:p>521.7</text:p>
          </table:table-cell>
          <table:table-cell table:formula="of:=[.$C$4]/ (2*[.C17])" office:value-type="float" office:value="7.85066666666667" calcext:value-type="float">
            <text:p>7.851</text:p>
          </table:table-cell>
          <table:table-cell table:formula="of:=[.D17]*2" office:value-type="float" office:value="15.7013333333333" calcext:value-type="float">
            <text:p>15.701</text:p>
          </table:table-cell>
          <table:table-cell table:formula="of:=((([.E17]*1000)*(2^20))/[.$C$5])" office:value-type="float" office:value="514.501290666667" calcext:value-type="float">
            <text:p>514.501</text:p>
          </table:table-cell>
          <table:table-cell table:style-name="ce7" table:formula="of:=FLOOR(((([.E17]*1000)*(2^20))/[.$C$5]); 1; 0)" office:value-type="float" office:value="514" calcext:value-type="float">
            <text:p>514</text:p>
          </table:table-cell>
          <table:table-cell table:style-name="ce5" table:formula="of:=((([.$C$5] / 1000)*[.G17]) / (2^20))/2" office:value-type="float" office:value="7.843017578125" calcext:value-type="float">
            <text:p>7.843</text:p>
          </table:table-cell>
          <table:table-cell table:style-name="ce5" table:formula="of:=(([.D17]-[.H17])/[.D17])*100" office:value-type="float" office:value="0.0974323438561879" calcext:value-type="float">
            <text:p>0.097</text:p>
          </table:table-cell>
          <table:table-cell/>
        </table:table-row>
        <table:table-row table:style-name="ro1">
          <table:table-cell/>
          <table:table-cell table:formula="of:=[.B17]+5" office:value-type="float" office:value="120" calcext:value-type="float">
            <text:p>120</text:p>
          </table:table-cell>
          <table:table-cell table:style-name="ce4" table:formula="of:=(1/([.B18]/60))*1000" office:value-type="float" office:value="500" calcext:value-type="float">
            <text:p>500.0</text:p>
          </table:table-cell>
          <table:table-cell table:formula="of:=[.$C$4]/ (2*[.C18])" office:value-type="float" office:value="8.192" calcext:value-type="float">
            <text:p>8.192</text:p>
          </table:table-cell>
          <table:table-cell table:formula="of:=[.D18]*2" office:value-type="float" office:value="16.384" calcext:value-type="float">
            <text:p>16.384</text:p>
          </table:table-cell>
          <table:table-cell table:formula="of:=((([.E18]*1000)*(2^20))/[.$C$5])" office:value-type="float" office:value="536.870912" calcext:value-type="float">
            <text:p>536.871</text:p>
          </table:table-cell>
          <table:table-cell table:style-name="ce7" table:formula="of:=FLOOR(((([.E18]*1000)*(2^20))/[.$C$5]); 1; 0)" office:value-type="float" office:value="536" calcext:value-type="float">
            <text:p>536</text:p>
          </table:table-cell>
          <table:table-cell table:style-name="ce5" table:formula="of:=((([.$C$5] / 1000)*[.G18]) / (2^20))/2" office:value-type="float" office:value="8.1787109375" calcext:value-type="float">
            <text:p>8.179</text:p>
          </table:table-cell>
          <table:table-cell table:style-name="ce5" table:formula="of:=(([.D18]-[.H18])/[.D18])*100" office:value-type="float" office:value="0.162220001220705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18]+5" office:value-type="float" office:value="125" calcext:value-type="float">
            <text:p>125</text:p>
          </table:table-cell>
          <table:table-cell table:style-name="ce4" table:formula="of:=(1/([.B19]/60))*1000" office:value-type="float" office:value="480" calcext:value-type="float">
            <text:p>480.0</text:p>
          </table:table-cell>
          <table:table-cell table:formula="of:=[.$C$4]/ (2*[.C19])" office:value-type="float" office:value="8.53333333333333" calcext:value-type="float">
            <text:p>8.533</text:p>
          </table:table-cell>
          <table:table-cell table:formula="of:=[.D19]*2" office:value-type="float" office:value="17.0666666666667" calcext:value-type="float">
            <text:p>17.067</text:p>
          </table:table-cell>
          <table:table-cell table:formula="of:=((([.E19]*1000)*(2^20))/[.$C$5])" office:value-type="float" office:value="559.240533333333" calcext:value-type="float">
            <text:p>559.241</text:p>
          </table:table-cell>
          <table:table-cell table:style-name="ce7" table:formula="of:=FLOOR(((([.E19]*1000)*(2^20))/[.$C$5]); 1; 0)" office:value-type="float" office:value="559" calcext:value-type="float">
            <text:p>559</text:p>
          </table:table-cell>
          <table:table-cell table:style-name="ce5" table:formula="of:=((([.$C$5] / 1000)*[.G19]) / (2^20))/2" office:value-type="float" office:value="8.5296630859375" calcext:value-type="float">
            <text:p>8.530</text:p>
          </table:table-cell>
          <table:table-cell table:style-name="ce5" table:formula="of:=(([.D19]-[.H19])/[.D19])*100" office:value-type="float" office:value="0.0430107116698789" calcext:value-type="float">
            <text:p>0.043</text:p>
          </table:table-cell>
          <table:table-cell/>
        </table:table-row>
        <table:table-row table:style-name="ro1">
          <table:table-cell/>
          <table:table-cell table:formula="of:=[.B19]+5" office:value-type="float" office:value="130" calcext:value-type="float">
            <text:p>130</text:p>
          </table:table-cell>
          <table:table-cell table:style-name="ce4" table:formula="of:=(1/([.B20]/60))*1000" office:value-type="float" office:value="461.538461538462" calcext:value-type="float">
            <text:p>461.5</text:p>
          </table:table-cell>
          <table:table-cell table:formula="of:=[.$C$4]/ (2*[.C20])" office:value-type="float" office:value="8.87466666666667" calcext:value-type="float">
            <text:p>8.875</text:p>
          </table:table-cell>
          <table:table-cell table:formula="of:=[.D20]*2" office:value-type="float" office:value="17.7493333333333" calcext:value-type="float">
            <text:p>17.749</text:p>
          </table:table-cell>
          <table:table-cell table:formula="of:=((([.E20]*1000)*(2^20))/[.$C$5])" office:value-type="float" office:value="581.610154666667" calcext:value-type="float">
            <text:p>581.610</text:p>
          </table:table-cell>
          <table:table-cell table:style-name="ce7" table:formula="of:=FLOOR(((([.E20]*1000)*(2^20))/[.$C$5]); 1; 0)" office:value-type="float" office:value="581" calcext:value-type="float">
            <text:p>581</text:p>
          </table:table-cell>
          <table:table-cell table:style-name="ce5" table:formula="of:=((([.$C$5] / 1000)*[.G20]) / (2^20))/2" office:value-type="float" office:value="8.8653564453125" calcext:value-type="float">
            <text:p>8.865</text:p>
          </table:table-cell>
          <table:table-cell table:style-name="ce5" table:formula="of:=(([.D20]-[.H20])/[.D20])*100" office:value-type="float" office:value="0.104907842782863" calcext:value-type="float">
            <text:p>0.105</text:p>
          </table:table-cell>
          <table:table-cell/>
        </table:table-row>
        <table:table-row table:style-name="ro1">
          <table:table-cell/>
          <table:table-cell table:formula="of:=[.B20]+5" office:value-type="float" office:value="135" calcext:value-type="float">
            <text:p>135</text:p>
          </table:table-cell>
          <table:table-cell table:style-name="ce4" table:formula="of:=(1/([.B21]/60))*1000" office:value-type="float" office:value="444.444444444444" calcext:value-type="float">
            <text:p>444.4</text:p>
          </table:table-cell>
          <table:table-cell table:formula="of:=[.$C$4]/ (2*[.C21])" office:value-type="float" office:value="9.216" calcext:value-type="float">
            <text:p>9.216</text:p>
          </table:table-cell>
          <table:table-cell table:formula="of:=[.D21]*2" office:value-type="float" office:value="18.432" calcext:value-type="float">
            <text:p>18.432</text:p>
          </table:table-cell>
          <table:table-cell table:formula="of:=((([.E21]*1000)*(2^20))/[.$C$5])" office:value-type="float" office:value="603.979776" calcext:value-type="float">
            <text:p>603.980</text:p>
          </table:table-cell>
          <table:table-cell table:style-name="ce7" table:formula="of:=FLOOR(((([.E21]*1000)*(2^20))/[.$C$5]); 1; 0)" office:value-type="float" office:value="603" calcext:value-type="float">
            <text:p>603</text:p>
          </table:table-cell>
          <table:table-cell table:style-name="ce5" table:formula="of:=((([.$C$5] / 1000)*[.G21]) / (2^20))/2" office:value-type="float" office:value="9.2010498046875" calcext:value-type="float">
            <text:p>9.201</text:p>
          </table:table-cell>
          <table:table-cell table:style-name="ce5" table:formula="of:=(([.D21]-[.H21])/[.D21])*100" office:value-type="float" office:value="0.162220001220696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21]+5" office:value-type="float" office:value="140" calcext:value-type="float">
            <text:p>140</text:p>
          </table:table-cell>
          <table:table-cell table:style-name="ce4" table:formula="of:=(1/([.B22]/60))*1000" office:value-type="float" office:value="428.571428571429" calcext:value-type="float">
            <text:p>428.6</text:p>
          </table:table-cell>
          <table:table-cell table:formula="of:=[.$C$4]/ (2*[.C22])" office:value-type="float" office:value="9.55733333333333" calcext:value-type="float">
            <text:p>9.557</text:p>
          </table:table-cell>
          <table:table-cell table:formula="of:=[.D22]*2" office:value-type="float" office:value="19.1146666666667" calcext:value-type="float">
            <text:p>19.115</text:p>
          </table:table-cell>
          <table:table-cell table:formula="of:=((([.E22]*1000)*(2^20))/[.$C$5])" office:value-type="float" office:value="626.349397333333" calcext:value-type="float">
            <text:p>626.349</text:p>
          </table:table-cell>
          <table:table-cell table:style-name="ce7" table:formula="of:=FLOOR(((([.E22]*1000)*(2^20))/[.$C$5]); 1; 0)" office:value-type="float" office:value="626" calcext:value-type="float">
            <text:p>626</text:p>
          </table:table-cell>
          <table:table-cell table:style-name="ce5" table:formula="of:=((([.$C$5] / 1000)*[.G22]) / (2^20))/2" office:value-type="float" office:value="9.552001953125" calcext:value-type="float">
            <text:p>9.552</text:p>
          </table:table-cell>
          <table:table-cell table:style-name="ce5" table:formula="of:=(([.D22]-[.H22])/[.D22])*100" office:value-type="float" office:value="0.0557831355503338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22]+5" office:value-type="float" office:value="145" calcext:value-type="float">
            <text:p>145</text:p>
          </table:table-cell>
          <table:table-cell table:style-name="ce4" table:formula="of:=(1/([.B23]/60))*1000" office:value-type="float" office:value="413.793103448276" calcext:value-type="float">
            <text:p>413.8</text:p>
          </table:table-cell>
          <table:table-cell table:formula="of:=[.$C$4]/ (2*[.C23])" office:value-type="float" office:value="9.89866666666667" calcext:value-type="float">
            <text:p>9.899</text:p>
          </table:table-cell>
          <table:table-cell table:formula="of:=[.D23]*2" office:value-type="float" office:value="19.7973333333333" calcext:value-type="float">
            <text:p>19.797</text:p>
          </table:table-cell>
          <table:table-cell table:formula="of:=((([.E23]*1000)*(2^20))/[.$C$5])" office:value-type="float" office:value="648.719018666667" calcext:value-type="float">
            <text:p>648.719</text:p>
          </table:table-cell>
          <table:table-cell table:style-name="ce7" table:formula="of:=FLOOR(((([.E23]*1000)*(2^20))/[.$C$5]); 1; 0)" office:value-type="float" office:value="648" calcext:value-type="float">
            <text:p>648</text:p>
          </table:table-cell>
          <table:table-cell table:style-name="ce5" table:formula="of:=((([.$C$5] / 1000)*[.G23]) / (2^20))/2" office:value-type="float" office:value="9.8876953125" calcext:value-type="float">
            <text:p>9.888</text:p>
          </table:table-cell>
          <table:table-cell table:style-name="ce5" table:formula="of:=(([.D23]-[.H23])/[.D23])*100" office:value-type="float" office:value="0.1108366867592" calcext:value-type="float">
            <text:p>0.111</text:p>
          </table:table-cell>
          <table:table-cell/>
        </table:table-row>
        <table:table-row table:style-name="ro1">
          <table:table-cell/>
          <table:table-cell table:formula="of:=[.B23]+5" office:value-type="float" office:value="150" calcext:value-type="float">
            <text:p>150</text:p>
          </table:table-cell>
          <table:table-cell table:style-name="ce4" table:formula="of:=(1/([.B24]/60))*1000" office:value-type="float" office:value="400" calcext:value-type="float">
            <text:p>400.0</text:p>
          </table:table-cell>
          <table:table-cell table:formula="of:=[.$C$4]/ (2*[.C24])" office:value-type="float" office:value="10.24" calcext:value-type="float">
            <text:p>10.240</text:p>
          </table:table-cell>
          <table:table-cell table:formula="of:=[.D24]*2" office:value-type="float" office:value="20.48" calcext:value-type="float">
            <text:p>20.480</text:p>
          </table:table-cell>
          <table:table-cell table:formula="of:=((([.E24]*1000)*(2^20))/[.$C$5])" office:value-type="float" office:value="671.08864" calcext:value-type="float">
            <text:p>671.089</text:p>
          </table:table-cell>
          <table:table-cell table:style-name="ce7" table:formula="of:=FLOOR(((([.E24]*1000)*(2^20))/[.$C$5]); 1; 0)" office:value-type="float" office:value="671" calcext:value-type="float">
            <text:p>671</text:p>
          </table:table-cell>
          <table:table-cell table:style-name="ce5" table:formula="of:=((([.$C$5] / 1000)*[.G24]) / (2^20))/2" office:value-type="float" office:value="10.2386474609375" calcext:value-type="float">
            <text:p>10.239</text:p>
          </table:table-cell>
          <table:table-cell table:style-name="ce5" table:formula="of:=(([.D24]-[.H24])/[.D24])*100" office:value-type="float" office:value="0.0132083892822286" calcext:value-type="float">
            <text:p>0.013</text:p>
          </table:table-cell>
          <table:table-cell/>
        </table:table-row>
        <table:table-row table:style-name="ro1">
          <table:table-cell/>
          <table:table-cell table:formula="of:=[.B24]+5" office:value-type="float" office:value="155" calcext:value-type="float">
            <text:p>155</text:p>
          </table:table-cell>
          <table:table-cell table:style-name="ce4" table:formula="of:=(1/([.B25]/60))*1000" office:value-type="float" office:value="387.096774193548" calcext:value-type="float">
            <text:p>387.1</text:p>
          </table:table-cell>
          <table:table-cell table:formula="of:=[.$C$4]/ (2*[.C25])" office:value-type="float" office:value="10.5813333333333" calcext:value-type="float">
            <text:p>10.581</text:p>
          </table:table-cell>
          <table:table-cell table:formula="of:=[.D25]*2" office:value-type="float" office:value="21.1626666666667" calcext:value-type="float">
            <text:p>21.163</text:p>
          </table:table-cell>
          <table:table-cell table:formula="of:=((([.E25]*1000)*(2^20))/[.$C$5])" office:value-type="float" office:value="693.458261333333" calcext:value-type="float">
            <text:p>693.458</text:p>
          </table:table-cell>
          <table:table-cell table:style-name="ce7" table:formula="of:=FLOOR(((([.E25]*1000)*(2^20))/[.$C$5]); 1; 0)" office:value-type="float" office:value="693" calcext:value-type="float">
            <text:p>693</text:p>
          </table:table-cell>
          <table:table-cell table:style-name="ce5" table:formula="of:=((([.$C$5] / 1000)*[.G25]) / (2^20))/2" office:value-type="float" office:value="10.5743408203125" calcext:value-type="float">
            <text:p>10.574</text:p>
          </table:table-cell>
          <table:table-cell table:style-name="ce5" table:formula="of:=(([.D25]-[.H25])/[.D25])*100" office:value-type="float" office:value="0.0660834773891085" calcext:value-type="float">
            <text:p>0.066</text:p>
          </table:table-cell>
          <table:table-cell/>
        </table:table-row>
        <table:table-row table:style-name="ro1">
          <table:table-cell/>
          <table:table-cell table:formula="of:=[.B25]+5" office:value-type="float" office:value="160" calcext:value-type="float">
            <text:p>160</text:p>
          </table:table-cell>
          <table:table-cell table:style-name="ce4" table:formula="of:=(1/([.B26]/60))*1000" office:value-type="float" office:value="375" calcext:value-type="float">
            <text:p>375.0</text:p>
          </table:table-cell>
          <table:table-cell table:formula="of:=[.$C$4]/ (2*[.C26])" office:value-type="float" office:value="10.9226666666667" calcext:value-type="float">
            <text:p>10.923</text:p>
          </table:table-cell>
          <table:table-cell table:formula="of:=[.D26]*2" office:value-type="float" office:value="21.8453333333333" calcext:value-type="float">
            <text:p>21.845</text:p>
          </table:table-cell>
          <table:table-cell table:formula="of:=((([.E26]*1000)*(2^20))/[.$C$5])" office:value-type="float" office:value="715.827882666667" calcext:value-type="float">
            <text:p>715.828</text:p>
          </table:table-cell>
          <table:table-cell table:style-name="ce7" table:formula="of:=FLOOR(((([.E26]*1000)*(2^20))/[.$C$5]); 1; 0)" office:value-type="float" office:value="715" calcext:value-type="float">
            <text:p>715</text:p>
          </table:table-cell>
          <table:table-cell table:style-name="ce5" table:formula="of:=((([.$C$5] / 1000)*[.G26]) / (2^20))/2" office:value-type="float" office:value="10.9100341796875" calcext:value-type="float">
            <text:p>10.910</text:p>
          </table:table-cell>
          <table:table-cell table:style-name="ce5" table:formula="of:=(([.D26]-[.H26])/[.D26])*100" office:value-type="float" office:value="0.115653872490235" calcext:value-type="float">
            <text:p>0.116</text:p>
          </table:table-cell>
          <table:table-cell/>
        </table:table-row>
        <table:table-row table:style-name="ro1">
          <table:table-cell/>
          <table:table-cell table:formula="of:=[.B26]+5" office:value-type="float" office:value="165" calcext:value-type="float">
            <text:p>165</text:p>
          </table:table-cell>
          <table:table-cell table:style-name="ce4" table:formula="of:=(1/([.B27]/60))*1000" office:value-type="float" office:value="363.636363636364" calcext:value-type="float">
            <text:p>363.6</text:p>
          </table:table-cell>
          <table:table-cell table:formula="of:=[.$C$4]/ (2*[.C27])" office:value-type="float" office:value="11.264" calcext:value-type="float">
            <text:p>11.264</text:p>
          </table:table-cell>
          <table:table-cell table:formula="of:=[.D27]*2" office:value-type="float" office:value="22.528" calcext:value-type="float">
            <text:p>22.528</text:p>
          </table:table-cell>
          <table:table-cell table:formula="of:=((([.E27]*1000)*(2^20))/[.$C$5])" office:value-type="float" office:value="738.197504" calcext:value-type="float">
            <text:p>738.198</text:p>
          </table:table-cell>
          <table:table-cell table:style-name="ce7" table:formula="of:=FLOOR(((([.E27]*1000)*(2^20))/[.$C$5]); 1; 0)" office:value-type="float" office:value="738" calcext:value-type="float">
            <text:p>738</text:p>
          </table:table-cell>
          <table:table-cell table:style-name="ce5" table:formula="of:=((([.$C$5] / 1000)*[.G27]) / (2^20))/2" office:value-type="float" office:value="11.260986328125" calcext:value-type="float">
            <text:p>11.261</text:p>
          </table:table-cell>
          <table:table-cell table:style-name="ce5" table:formula="of:=(([.D27]-[.H27])/[.D27])*100" office:value-type="float" office:value="0.0267548994584459" calcext:value-type="float">
            <text:p>0.027</text:p>
          </table:table-cell>
          <table:table-cell/>
        </table:table-row>
        <table:table-row table:style-name="ro1">
          <table:table-cell/>
          <table:table-cell table:formula="of:=[.B27]+5" office:value-type="float" office:value="170" calcext:value-type="float">
            <text:p>170</text:p>
          </table:table-cell>
          <table:table-cell table:style-name="ce4" table:formula="of:=(1/([.B28]/60))*1000" office:value-type="float" office:value="352.941176470588" calcext:value-type="float">
            <text:p>352.9</text:p>
          </table:table-cell>
          <table:table-cell table:formula="of:=[.$C$4]/ (2*[.C28])" office:value-type="float" office:value="11.6053333333333" calcext:value-type="float">
            <text:p>11.605</text:p>
          </table:table-cell>
          <table:table-cell table:formula="of:=[.D28]*2" office:value-type="float" office:value="23.2106666666667" calcext:value-type="float">
            <text:p>23.211</text:p>
          </table:table-cell>
          <table:table-cell table:formula="of:=((([.E28]*1000)*(2^20))/[.$C$5])" office:value-type="float" office:value="760.567125333334" calcext:value-type="float">
            <text:p>760.567</text:p>
          </table:table-cell>
          <table:table-cell table:style-name="ce7" table:formula="of:=FLOOR(((([.E28]*1000)*(2^20))/[.$C$5]); 1; 0)" office:value-type="float" office:value="760" calcext:value-type="float">
            <text:p>760</text:p>
          </table:table-cell>
          <table:table-cell table:style-name="ce5" table:formula="of:=((([.$C$5] / 1000)*[.G28]) / (2^20))/2" office:value-type="float" office:value="11.5966796875" calcext:value-type="float">
            <text:p>11.597</text:p>
          </table:table-cell>
          <table:table-cell table:style-name="ce5" table:formula="of:=(([.D28]-[.H28])/[.D28])*100" office:value-type="float" office:value="0.0745661118448453" calcext:value-type="float">
            <text:p>0.075</text:p>
          </table:table-cell>
          <table:table-cell/>
        </table:table-row>
        <table:table-row table:style-name="ro1">
          <table:table-cell/>
          <table:table-cell table:formula="of:=[.B28]+5" office:value-type="float" office:value="175" calcext:value-type="float">
            <text:p>175</text:p>
          </table:table-cell>
          <table:table-cell table:style-name="ce4" table:formula="of:=(1/([.B29]/60))*1000" office:value-type="float" office:value="342.857142857143" calcext:value-type="float">
            <text:p>342.9</text:p>
          </table:table-cell>
          <table:table-cell table:formula="of:=[.$C$4]/ (2*[.C29])" office:value-type="float" office:value="11.9466666666667" calcext:value-type="float">
            <text:p>11.947</text:p>
          </table:table-cell>
          <table:table-cell table:formula="of:=[.D29]*2" office:value-type="float" office:value="23.8933333333333" calcext:value-type="float">
            <text:p>23.893</text:p>
          </table:table-cell>
          <table:table-cell table:formula="of:=((([.E29]*1000)*(2^20))/[.$C$5])" office:value-type="float" office:value="782.936746666667" calcext:value-type="float">
            <text:p>782.937</text:p>
          </table:table-cell>
          <table:table-cell table:style-name="ce7" table:formula="of:=FLOOR(((([.E29]*1000)*(2^20))/[.$C$5]); 1; 0)" office:value-type="float" office:value="782" calcext:value-type="float">
            <text:p>782</text:p>
          </table:table-cell>
          <table:table-cell table:style-name="ce5" table:formula="of:=((([.$C$5] / 1000)*[.G29]) / (2^20))/2" office:value-type="float" office:value="11.932373046875" calcext:value-type="float">
            <text:p>11.932</text:p>
          </table:table-cell>
          <table:table-cell table:style-name="ce5" table:formula="of:=(([.D29]-[.H29])/[.D29])*100" office:value-type="float" office:value="0.119645254952854" calcext:value-type="float">
            <text:p>0.120</text:p>
          </table:table-cell>
          <table:table-cell/>
        </table:table-row>
        <table:table-row table:style-name="ro1">
          <table:table-cell/>
          <table:table-cell table:formula="of:=[.B29]+5" office:value-type="float" office:value="180" calcext:value-type="float">
            <text:p>180</text:p>
          </table:table-cell>
          <table:table-cell table:style-name="ce4" table:formula="of:=(1/([.B30]/60))*1000" office:value-type="float" office:value="333.333333333333" calcext:value-type="float">
            <text:p>333.3</text:p>
          </table:table-cell>
          <table:table-cell table:formula="of:=[.$C$4]/ (2*[.C30])" office:value-type="float" office:value="12.288" calcext:value-type="float">
            <text:p>12.288</text:p>
          </table:table-cell>
          <table:table-cell table:formula="of:=[.D30]*2" office:value-type="float" office:value="24.576" calcext:value-type="float">
            <text:p>24.576</text:p>
          </table:table-cell>
          <table:table-cell table:formula="of:=((([.E30]*1000)*(2^20))/[.$C$5])" office:value-type="float" office:value="805.306368" calcext:value-type="float">
            <text:p>805.306</text:p>
          </table:table-cell>
          <table:table-cell table:style-name="ce7" table:formula="of:=FLOOR(((([.E30]*1000)*(2^20))/[.$C$5]); 1; 0)" office:value-type="float" office:value="805" calcext:value-type="float">
            <text:p>805</text:p>
          </table:table-cell>
          <table:table-cell table:style-name="ce5" table:formula="of:=((([.$C$5] / 1000)*[.G30]) / (2^20))/2" office:value-type="float" office:value="12.2833251953125" calcext:value-type="float">
            <text:p>12.283</text:p>
          </table:table-cell>
          <table:table-cell table:style-name="ce5" table:formula="of:=(([.D30]-[.H30])/[.D30])*100" office:value-type="float" office:value="0.0380436579386414" calcext:value-type="float">
            <text:p>0.038</text:p>
          </table:table-cell>
          <table:table-cell/>
        </table:table-row>
        <table:table-row table:style-name="ro1">
          <table:table-cell/>
          <table:table-cell table:formula="of:=[.B30]+5" office:value-type="float" office:value="185" calcext:value-type="float">
            <text:p>185</text:p>
          </table:table-cell>
          <table:table-cell table:style-name="ce4" table:formula="of:=(1/([.B31]/60))*1000" office:value-type="float" office:value="324.324324324324" calcext:value-type="float">
            <text:p>324.3</text:p>
          </table:table-cell>
          <table:table-cell table:formula="of:=[.$C$4]/ (2*[.C31])" office:value-type="float" office:value="12.6293333333333" calcext:value-type="float">
            <text:p>12.629</text:p>
          </table:table-cell>
          <table:table-cell table:formula="of:=[.D31]*2" office:value-type="float" office:value="25.2586666666667" calcext:value-type="float">
            <text:p>25.259</text:p>
          </table:table-cell>
          <table:table-cell table:formula="of:=((([.E31]*1000)*(2^20))/[.$C$5])" office:value-type="float" office:value="827.675989333333" calcext:value-type="float">
            <text:p>827.676</text:p>
          </table:table-cell>
          <table:table-cell table:style-name="ce7" table:formula="of:=FLOOR(((([.E31]*1000)*(2^20))/[.$C$5]); 1; 0)" office:value-type="float" office:value="827" calcext:value-type="float">
            <text:p>827</text:p>
          </table:table-cell>
          <table:table-cell table:style-name="ce5" table:formula="of:=((([.$C$5] / 1000)*[.G31]) / (2^20))/2" office:value-type="float" office:value="12.6190185546875" calcext:value-type="float">
            <text:p>12.619</text:p>
          </table:table-cell>
          <table:table-cell table:style-name="ce5" table:formula="of:=(([.D31]-[.H31])/[.D31])*100" office:value-type="float" office:value="0.0816731839563944" calcext:value-type="float">
            <text:p>0.082</text:p>
          </table:table-cell>
          <table:table-cell/>
        </table:table-row>
        <table:table-row table:style-name="ro1">
          <table:table-cell/>
          <table:table-cell table:formula="of:=[.B31]+5" office:value-type="float" office:value="190" calcext:value-type="float">
            <text:p>190</text:p>
          </table:table-cell>
          <table:table-cell table:style-name="ce4" table:formula="of:=(1/([.B32]/60))*1000" office:value-type="float" office:value="315.789473684211" calcext:value-type="float">
            <text:p>315.8</text:p>
          </table:table-cell>
          <table:table-cell table:formula="of:=[.$C$4]/ (2*[.C32])" office:value-type="float" office:value="12.9706666666667" calcext:value-type="float">
            <text:p>12.971</text:p>
          </table:table-cell>
          <table:table-cell table:formula="of:=[.D32]*2" office:value-type="float" office:value="25.9413333333333" calcext:value-type="float">
            <text:p>25.941</text:p>
          </table:table-cell>
          <table:table-cell table:formula="of:=((([.E32]*1000)*(2^20))/[.$C$5])" office:value-type="float" office:value="850.045610666667" calcext:value-type="float">
            <text:p>850.046</text:p>
          </table:table-cell>
          <table:table-cell table:style-name="ce7" table:formula="of:=FLOOR(((([.E32]*1000)*(2^20))/[.$C$5]); 1; 0)" office:value-type="float" office:value="850" calcext:value-type="float">
            <text:p>850</text:p>
          </table:table-cell>
          <table:table-cell table:style-name="ce5" table:formula="of:=((([.$C$5] / 1000)*[.G32]) / (2^20))/2" office:value-type="float" office:value="12.969970703125" calcext:value-type="float">
            <text:p>12.970</text:p>
          </table:table-cell>
          <table:table-cell table:style-name="ce5" table:formula="of:=(([.D32]-[.H32])/[.D32])*100" office:value-type="float" office:value="0.00536567286466972" calcext:value-type="float">
            <text:p>0.005</text:p>
          </table:table-cell>
          <table:table-cell/>
        </table:table-row>
        <table:table-row table:style-name="ro1">
          <table:table-cell/>
          <table:table-cell table:formula="of:=[.B32]+5" office:value-type="float" office:value="195" calcext:value-type="float">
            <text:p>195</text:p>
          </table:table-cell>
          <table:table-cell table:style-name="ce4" table:formula="of:=(1/([.B33]/60))*1000" office:value-type="float" office:value="307.692307692308" calcext:value-type="float">
            <text:p>307.7</text:p>
          </table:table-cell>
          <table:table-cell table:formula="of:=[.$C$4]/ (2*[.C33])" office:value-type="float" office:value="13.312" calcext:value-type="float">
            <text:p>13.312</text:p>
          </table:table-cell>
          <table:table-cell table:formula="of:=[.D33]*2" office:value-type="float" office:value="26.624" calcext:value-type="float">
            <text:p>26.624</text:p>
          </table:table-cell>
          <table:table-cell table:formula="of:=((([.E33]*1000)*(2^20))/[.$C$5])" office:value-type="float" office:value="872.415232" calcext:value-type="float">
            <text:p>872.415</text:p>
          </table:table-cell>
          <table:table-cell table:style-name="ce7" table:formula="of:=FLOOR(((([.E33]*1000)*(2^20))/[.$C$5]); 1; 0)" office:value-type="float" office:value="872" calcext:value-type="float">
            <text:p>872</text:p>
          </table:table-cell>
          <table:table-cell table:style-name="ce5" table:formula="of:=((([.$C$5] / 1000)*[.G33]) / (2^20))/2" office:value-type="float" office:value="13.3056640625" calcext:value-type="float">
            <text:p>13.306</text:p>
          </table:table-cell>
          <table:table-cell table:style-name="ce5" table:formula="of:=(([.D33]-[.H33])/[.D33])*100" office:value-type="float" office:value="0.0475956843449473" calcext:value-type="float">
            <text:p>0.048</text:p>
          </table:table-cell>
          <table:table-cell/>
        </table:table-row>
        <table:table-row table:style-name="ro1">
          <table:table-cell/>
          <table:table-cell table:formula="of:=[.B33]+5" office:value-type="float" office:value="200" calcext:value-type="float">
            <text:p>200</text:p>
          </table:table-cell>
          <table:table-cell table:style-name="ce4" table:formula="of:=(1/([.B34]/60))*1000" office:value-type="float" office:value="300" calcext:value-type="float">
            <text:p>300.0</text:p>
          </table:table-cell>
          <table:table-cell table:formula="of:=[.$C$4]/ (2*[.C34])" office:value-type="float" office:value="13.6533333333333" calcext:value-type="float">
            <text:p>13.653</text:p>
          </table:table-cell>
          <table:table-cell table:formula="of:=[.D34]*2" office:value-type="float" office:value="27.3066666666667" calcext:value-type="float">
            <text:p>27.307</text:p>
          </table:table-cell>
          <table:table-cell table:formula="of:=((([.E34]*1000)*(2^20))/[.$C$5])" office:value-type="float" office:value="894.784853333333" calcext:value-type="float">
            <text:p>894.785</text:p>
          </table:table-cell>
          <table:table-cell table:style-name="ce7" table:formula="of:=FLOOR(((([.E34]*1000)*(2^20))/[.$C$5]); 1; 0)" office:value-type="float" office:value="894" calcext:value-type="float">
            <text:p>894</text:p>
          </table:table-cell>
          <table:table-cell table:style-name="ce5" table:formula="of:=((([.$C$5] / 1000)*[.G34]) / (2^20))/2" office:value-type="float" office:value="13.641357421875" calcext:value-type="float">
            <text:p>13.641</text:p>
          </table:table-cell>
          <table:table-cell table:style-name="ce5" table:formula="of:=(([.D34]-[.H34])/[.D34])*100" office:value-type="float" office:value="0.0877141952512243" calcext:value-type="float">
            <text:p>0.088</text:p>
          </table:table-cell>
          <table:table-cell/>
        </table:table-row>
        <table:table-row table:style-name="ro1">
          <table:table-cell/>
          <table:table-cell table:formula="of:=[.B34]+5" office:value-type="float" office:value="205" calcext:value-type="float">
            <text:p>205</text:p>
          </table:table-cell>
          <table:table-cell table:style-name="ce4" table:formula="of:=(1/([.B35]/60))*1000" office:value-type="float" office:value="292.682926829268" calcext:value-type="float">
            <text:p>292.7</text:p>
          </table:table-cell>
          <table:table-cell table:formula="of:=[.$C$4]/ (2*[.C35])" office:value-type="float" office:value="13.9946666666667" calcext:value-type="float">
            <text:p>13.995</text:p>
          </table:table-cell>
          <table:table-cell table:formula="of:=[.D35]*2" office:value-type="float" office:value="27.9893333333333" calcext:value-type="float">
            <text:p>27.989</text:p>
          </table:table-cell>
          <table:table-cell table:formula="of:=((([.E35]*1000)*(2^20))/[.$C$5])" office:value-type="float" office:value="917.154474666667" calcext:value-type="float">
            <text:p>917.154</text:p>
          </table:table-cell>
          <table:table-cell table:style-name="ce7" table:formula="of:=FLOOR(((([.E35]*1000)*(2^20))/[.$C$5]); 1; 0)" office:value-type="float" office:value="917" calcext:value-type="float">
            <text:p>917</text:p>
          </table:table-cell>
          <table:table-cell table:style-name="ce5" table:formula="of:=((([.$C$5] / 1000)*[.G35]) / (2^20))/2" office:value-type="float" office:value="13.9923095703125" calcext:value-type="float">
            <text:p>13.992</text:p>
          </table:table-cell>
          <table:table-cell table:style-name="ce5" table:formula="of:=(([.D35]-[.H35])/[.D35])*100" office:value-type="float" office:value="0.0168428188419342" calcext:value-type="float">
            <text:p>0.017</text:p>
          </table:table-cell>
          <table:table-cell/>
        </table:table-row>
        <table:table-row table:style-name="ro1">
          <table:table-cell/>
          <table:table-cell table:formula="of:=[.B35]+5" office:value-type="float" office:value="210" calcext:value-type="float">
            <text:p>210</text:p>
          </table:table-cell>
          <table:table-cell table:style-name="ce4" table:formula="of:=(1/([.B36]/60))*1000" office:value-type="float" office:value="285.714285714286" calcext:value-type="float">
            <text:p>285.7</text:p>
          </table:table-cell>
          <table:table-cell table:formula="of:=[.$C$4]/ (2*[.C36])" office:value-type="float" office:value="14.336" calcext:value-type="float">
            <text:p>14.336</text:p>
          </table:table-cell>
          <table:table-cell table:formula="of:=[.D36]*2" office:value-type="float" office:value="28.672" calcext:value-type="float">
            <text:p>28.672</text:p>
          </table:table-cell>
          <table:table-cell table:formula="of:=((([.E36]*1000)*(2^20))/[.$C$5])" office:value-type="float" office:value="939.524096" calcext:value-type="float">
            <text:p>939.524</text:p>
          </table:table-cell>
          <table:table-cell table:style-name="ce7" table:formula="of:=FLOOR(((([.E36]*1000)*(2^20))/[.$C$5]); 1; 0)" office:value-type="float" office:value="939" calcext:value-type="float">
            <text:p>939</text:p>
          </table:table-cell>
          <table:table-cell table:style-name="ce5" table:formula="of:=((([.$C$5] / 1000)*[.G36]) / (2^20))/2" office:value-type="float" office:value="14.3280029296875" calcext:value-type="float">
            <text:p>14.328</text:p>
          </table:table-cell>
          <table:table-cell table:style-name="ce5" table:formula="of:=(([.D36]-[.H36])/[.D36])*100" office:value-type="float" office:value="0.0557831355503648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36]+5" office:value-type="float" office:value="215" calcext:value-type="float">
            <text:p>215</text:p>
          </table:table-cell>
          <table:table-cell table:style-name="ce4" table:formula="of:=(1/([.B37]/60))*1000" office:value-type="float" office:value="279.06976744186" calcext:value-type="float">
            <text:p>279.1</text:p>
          </table:table-cell>
          <table:table-cell table:formula="of:=[.$C$4]/ (2*[.C37])" office:value-type="float" office:value="14.6773333333333" calcext:value-type="float">
            <text:p>14.677</text:p>
          </table:table-cell>
          <table:table-cell table:formula="of:=[.D37]*2" office:value-type="float" office:value="29.3546666666667" calcext:value-type="float">
            <text:p>29.355</text:p>
          </table:table-cell>
          <table:table-cell table:formula="of:=((([.E37]*1000)*(2^20))/[.$C$5])" office:value-type="float" office:value="961.893717333333" calcext:value-type="float">
            <text:p>961.894</text:p>
          </table:table-cell>
          <table:table-cell table:style-name="ce7" table:formula="of:=FLOOR(((([.E37]*1000)*(2^20))/[.$C$5]); 1; 0)" office:value-type="float" office:value="961" calcext:value-type="float">
            <text:p>961</text:p>
          </table:table-cell>
          <table:table-cell table:style-name="ce5" table:formula="of:=((([.$C$5] / 1000)*[.G37]) / (2^20))/2" office:value-type="float" office:value="14.6636962890625" calcext:value-type="float">
            <text:p>14.664</text:p>
          </table:table-cell>
          <table:table-cell table:style-name="ce5" table:formula="of:=(([.D37]-[.H37])/[.D37])*100" office:value-type="float" office:value="0.0929122747374611" calcext:value-type="float">
            <text:p>0.093</text:p>
          </table:table-cell>
          <table:table-cell/>
        </table:table-row>
        <table:table-row table:style-name="ro1">
          <table:table-cell/>
          <table:table-cell table:formula="of:=[.B37]+5" office:value-type="float" office:value="220" calcext:value-type="float">
            <text:p>220</text:p>
          </table:table-cell>
          <table:table-cell table:style-name="ce4" table:formula="of:=(1/([.B38]/60))*1000" office:value-type="float" office:value="272.727272727273" calcext:value-type="float">
            <text:p>272.7</text:p>
          </table:table-cell>
          <table:table-cell table:formula="of:=[.$C$4]/ (2*[.C38])" office:value-type="float" office:value="15.0186666666667" calcext:value-type="float">
            <text:p>15.019</text:p>
          </table:table-cell>
          <table:table-cell table:formula="of:=[.D38]*2" office:value-type="float" office:value="30.0373333333333" calcext:value-type="float">
            <text:p>30.037</text:p>
          </table:table-cell>
          <table:table-cell table:formula="of:=((([.E38]*1000)*(2^20))/[.$C$5])" office:value-type="float" office:value="984.263338666667" calcext:value-type="float">
            <text:p>984.263</text:p>
          </table:table-cell>
          <table:table-cell table:style-name="ce7" table:formula="of:=FLOOR(((([.E38]*1000)*(2^20))/[.$C$5]); 1; 0)" office:value-type="float" office:value="984" calcext:value-type="float">
            <text:p>984</text:p>
          </table:table-cell>
          <table:table-cell table:style-name="ce5" table:formula="of:=((([.$C$5] / 1000)*[.G38]) / (2^20))/2" office:value-type="float" office:value="15.0146484375" calcext:value-type="float">
            <text:p>15.015</text:p>
          </table:table-cell>
          <table:table-cell table:style-name="ce5" table:formula="of:=(([.D38]-[.H38])/[.D38])*100" office:value-type="float" office:value="0.0267548994586745" calcext:value-type="float">
            <text:p>0.027</text:p>
          </table:table-cell>
          <table:table-cell/>
        </table:table-row>
        <table:table-row table:style-name="ro1" table:number-rows-repeated="9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ighth_note_repea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BBD stages per chip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/>
          <table:table-cell table:style-name="ce6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BBD chip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Total BBD stages</text:p>
          </table:table-cell>
          <table:table-cell table:style-name="Default" table:formula="of:=[.C2]*[.C3]" office:value-type="float" office:value="8192" calcext:value-type="float">
            <text:p>8192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NCO_clock</text:p>
          </table:table-cell>
          <table:table-cell table:style-name="ce3" office:value-type="float" office:value="32000000" calcext:value-type="float">
            <text:p>3.20E+07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Delay time (¼ notes) [ms]</text:p>
          </table:table-cell>
          <table:table-cell table:style-name="ce1" office:value-type="string" calcext:value-type="string">
            <text:p>f_BBD_clock [kHz]</text:p>
          </table:table-cell>
          <table:table-cell table:style-name="ce1" office:value-type="string" calcext:value-type="string">
            <text:p>Corresponding NCO overflow rate [kHz]</text:p>
          </table:table-cell>
          <table:table-cell table:style-name="ce1" office:value-type="string" calcext:value-type="string">
            <text:p>Ideal NCO increment</text:p>
          </table:table-cell>
          <table:table-cell table:style-name="ce1" office:value-type="string" calcext:value-type="string">
            <text:p>Real NCO increment</text:p>
          </table:table-cell>
          <table:table-cell table:style-name="ce1" office:value-type="string" calcext:value-type="string">
            <text:p>f_BBD_clock from real NCO increment [kHz]</text:p>
          </table:table-cell>
          <table:table-cell table:style-name="ce1" office:value-type="string" calcext:value-type="string">
            <text:p>Percent error due to integer NCO increment [%]</text:p>
          </table:table-cell>
          <table:table-cell table:style-name="ce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table:formula="of:=((1/([.B8]/60))*1000) / 2" office:value-type="float" office:value="428.571428571429" calcext:value-type="float">
            <text:p>428.6</text:p>
          </table:table-cell>
          <table:table-cell table:formula="of:=[.$C$4]/ (2*[.C8])" office:value-type="float" office:value="9.55733333333333" calcext:value-type="float">
            <text:p>9.557</text:p>
          </table:table-cell>
          <table:table-cell table:formula="of:=[.D8]*2" office:value-type="float" office:value="19.1146666666667" calcext:value-type="float">
            <text:p>19.115</text:p>
          </table:table-cell>
          <table:table-cell table:formula="of:=((([.E8]*1000)*(2^20))/[.$C$5])" office:value-type="float" office:value="626.349397333333" calcext:value-type="float">
            <text:p>626.349</text:p>
          </table:table-cell>
          <table:table-cell table:style-name="ce7" table:formula="of:=FLOOR(((([.E8]*1000)*(2^20))/[.$C$5]); 1; 0)" office:value-type="float" office:value="626" calcext:value-type="float">
            <text:p>626</text:p>
          </table:table-cell>
          <table:table-cell table:style-name="ce5" table:formula="of:=((([.$C$5] / 1000)*[.G8]) / (2^20))/2" office:value-type="float" office:value="9.552001953125" calcext:value-type="float">
            <text:p>9.552</text:p>
          </table:table-cell>
          <table:table-cell table:style-name="ce5" table:formula="of:=(([.D8]-[.H8])/[.D8])*100" office:value-type="float" office:value="0.055783135550371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8]+5" office:value-type="float" office:value="75" calcext:value-type="float">
            <text:p>75</text:p>
          </table:table-cell>
          <table:table-cell table:style-name="ce4" table:formula="of:=((1/([.B9]/60))*1000) / 2" office:value-type="float" office:value="400" calcext:value-type="float">
            <text:p>400.0</text:p>
          </table:table-cell>
          <table:table-cell table:formula="of:=[.$C$4]/ (2*[.C9])" office:value-type="float" office:value="10.24" calcext:value-type="float">
            <text:p>10.240</text:p>
          </table:table-cell>
          <table:table-cell table:formula="of:=[.D9]*2" office:value-type="float" office:value="20.48" calcext:value-type="float">
            <text:p>20.480</text:p>
          </table:table-cell>
          <table:table-cell table:formula="of:=((([.E9]*1000)*(2^20))/[.$C$5])" office:value-type="float" office:value="671.08864" calcext:value-type="float">
            <text:p>671.089</text:p>
          </table:table-cell>
          <table:table-cell table:style-name="ce7" table:formula="of:=(([.E9]*1000)*(2^20))/[.$C$5]" office:value-type="float" office:value="671.08864" calcext:value-type="float">
            <text:p>671</text:p>
          </table:table-cell>
          <table:table-cell table:style-name="ce5" table:formula="of:=((([.$C$5] / 1000)*[.G9]) / (2^20))/2" office:value-type="float" office:value="10.24" calcext:value-type="float">
            <text:p>10.240</text:p>
          </table:table-cell>
          <table:table-cell table:style-name="ce5" table:formula="of:=(([.D9]-[.H9])/[.D9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9]+5" office:value-type="float" office:value="80" calcext:value-type="float">
            <text:p>80</text:p>
          </table:table-cell>
          <table:table-cell table:style-name="ce4" table:formula="of:=((1/([.B10]/60))*1000) / 2" office:value-type="float" office:value="375" calcext:value-type="float">
            <text:p>375.0</text:p>
          </table:table-cell>
          <table:table-cell table:formula="of:=[.$C$4]/ (2*[.C10])" office:value-type="float" office:value="10.9226666666667" calcext:value-type="float">
            <text:p>10.923</text:p>
          </table:table-cell>
          <table:table-cell table:formula="of:=[.D10]*2" office:value-type="float" office:value="21.8453333333333" calcext:value-type="float">
            <text:p>21.845</text:p>
          </table:table-cell>
          <table:table-cell table:formula="of:=((([.E10]*1000)*(2^20))/[.$C$5])" office:value-type="float" office:value="715.827882666667" calcext:value-type="float">
            <text:p>715.828</text:p>
          </table:table-cell>
          <table:table-cell table:style-name="ce7" table:formula="of:=(([.E10]*1000)*(2^20))/[.$C$5]" office:value-type="float" office:value="715.827882666667" calcext:value-type="float">
            <text:p>716</text:p>
          </table:table-cell>
          <table:table-cell table:style-name="ce5" table:formula="of:=((([.$C$5] / 1000)*[.G10]) / (2^20))/2" office:value-type="float" office:value="10.9226666666667" calcext:value-type="float">
            <text:p>10.923</text:p>
          </table:table-cell>
          <table:table-cell table:style-name="ce5" table:formula="of:=(([.D10]-[.H10])/[.D10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0]+5" office:value-type="float" office:value="85" calcext:value-type="float">
            <text:p>85</text:p>
          </table:table-cell>
          <table:table-cell table:style-name="ce4" table:formula="of:=((1/([.B11]/60))*1000) / 2" office:value-type="float" office:value="352.941176470588" calcext:value-type="float">
            <text:p>352.9</text:p>
          </table:table-cell>
          <table:table-cell table:formula="of:=[.$C$4]/ (2*[.C11])" office:value-type="float" office:value="11.6053333333333" calcext:value-type="float">
            <text:p>11.605</text:p>
          </table:table-cell>
          <table:table-cell table:formula="of:=[.D11]*2" office:value-type="float" office:value="23.2106666666667" calcext:value-type="float">
            <text:p>23.211</text:p>
          </table:table-cell>
          <table:table-cell table:formula="of:=((([.E11]*1000)*(2^20))/[.$C$5])" office:value-type="float" office:value="760.567125333334" calcext:value-type="float">
            <text:p>760.567</text:p>
          </table:table-cell>
          <table:table-cell table:style-name="ce7" table:formula="of:=(([.E11]*1000)*(2^20))/[.$C$5]" office:value-type="float" office:value="760.567125333334" calcext:value-type="float">
            <text:p>761</text:p>
          </table:table-cell>
          <table:table-cell table:style-name="ce5" table:formula="of:=((([.$C$5] / 1000)*[.G11]) / (2^20))/2" office:value-type="float" office:value="11.6053333333333" calcext:value-type="float">
            <text:p>11.605</text:p>
          </table:table-cell>
          <table:table-cell table:style-name="ce5" table:formula="of:=(([.D11]-[.H11])/[.D11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1]+5" office:value-type="float" office:value="90" calcext:value-type="float">
            <text:p>90</text:p>
          </table:table-cell>
          <table:table-cell table:style-name="ce4" table:formula="of:=((1/([.B12]/60))*1000) / 2" office:value-type="float" office:value="333.333333333333" calcext:value-type="float">
            <text:p>333.3</text:p>
          </table:table-cell>
          <table:table-cell table:formula="of:=[.$C$4]/ (2*[.C12])" office:value-type="float" office:value="12.288" calcext:value-type="float">
            <text:p>12.288</text:p>
          </table:table-cell>
          <table:table-cell table:formula="of:=[.D12]*2" office:value-type="float" office:value="24.576" calcext:value-type="float">
            <text:p>24.576</text:p>
          </table:table-cell>
          <table:table-cell table:formula="of:=((([.E12]*1000)*(2^20))/[.$C$5])" office:value-type="float" office:value="805.306368" calcext:value-type="float">
            <text:p>805.306</text:p>
          </table:table-cell>
          <table:table-cell table:style-name="ce7" table:formula="of:=(([.E12]*1000)*(2^20))/[.$C$5]" office:value-type="float" office:value="805.306368" calcext:value-type="float">
            <text:p>805</text:p>
          </table:table-cell>
          <table:table-cell table:style-name="ce5" table:formula="of:=((([.$C$5] / 1000)*[.G12]) / (2^20))/2" office:value-type="float" office:value="12.288" calcext:value-type="float">
            <text:p>12.288</text:p>
          </table:table-cell>
          <table:table-cell table:style-name="ce5" table:formula="of:=(([.D12]-[.H12])/[.D12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2]+5" office:value-type="float" office:value="95" calcext:value-type="float">
            <text:p>95</text:p>
          </table:table-cell>
          <table:table-cell table:style-name="ce4" table:formula="of:=((1/([.B13]/60))*1000) / 2" office:value-type="float" office:value="315.789473684211" calcext:value-type="float">
            <text:p>315.8</text:p>
          </table:table-cell>
          <table:table-cell table:formula="of:=[.$C$4]/ (2*[.C13])" office:value-type="float" office:value="12.9706666666667" calcext:value-type="float">
            <text:p>12.971</text:p>
          </table:table-cell>
          <table:table-cell table:formula="of:=[.D13]*2" office:value-type="float" office:value="25.9413333333333" calcext:value-type="float">
            <text:p>25.941</text:p>
          </table:table-cell>
          <table:table-cell table:formula="of:=((([.E13]*1000)*(2^20))/[.$C$5])" office:value-type="float" office:value="850.045610666667" calcext:value-type="float">
            <text:p>850.046</text:p>
          </table:table-cell>
          <table:table-cell table:style-name="ce7" table:formula="of:=(([.E13]*1000)*(2^20))/[.$C$5]" office:value-type="float" office:value="850.045610666667" calcext:value-type="float">
            <text:p>850</text:p>
          </table:table-cell>
          <table:table-cell table:style-name="ce5" table:formula="of:=((([.$C$5] / 1000)*[.G13]) / (2^20))/2" office:value-type="float" office:value="12.9706666666667" calcext:value-type="float">
            <text:p>12.971</text:p>
          </table:table-cell>
          <table:table-cell table:style-name="ce5" table:formula="of:=(([.D13]-[.H13])/[.D13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3]+5" office:value-type="float" office:value="100" calcext:value-type="float">
            <text:p>100</text:p>
          </table:table-cell>
          <table:table-cell table:style-name="ce4" table:formula="of:=((1/([.B14]/60))*1000) / 2" office:value-type="float" office:value="300" calcext:value-type="float">
            <text:p>300.0</text:p>
          </table:table-cell>
          <table:table-cell table:formula="of:=[.$C$4]/ (2*[.C14])" office:value-type="float" office:value="13.6533333333333" calcext:value-type="float">
            <text:p>13.653</text:p>
          </table:table-cell>
          <table:table-cell table:formula="of:=[.D14]*2" office:value-type="float" office:value="27.3066666666667" calcext:value-type="float">
            <text:p>27.307</text:p>
          </table:table-cell>
          <table:table-cell table:formula="of:=((([.E14]*1000)*(2^20))/[.$C$5])" office:value-type="float" office:value="894.784853333333" calcext:value-type="float">
            <text:p>894.785</text:p>
          </table:table-cell>
          <table:table-cell table:style-name="ce7" table:formula="of:=(([.E14]*1000)*(2^20))/[.$C$5]" office:value-type="float" office:value="894.784853333333" calcext:value-type="float">
            <text:p>895</text:p>
          </table:table-cell>
          <table:table-cell table:style-name="ce5" table:formula="of:=((([.$C$5] / 1000)*[.G14]) / (2^20))/2" office:value-type="float" office:value="13.6533333333333" calcext:value-type="float">
            <text:p>13.653</text:p>
          </table:table-cell>
          <table:table-cell table:style-name="ce5" table:formula="of:=(([.D14]-[.H14])/[.D14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4]+5" office:value-type="float" office:value="105" calcext:value-type="float">
            <text:p>105</text:p>
          </table:table-cell>
          <table:table-cell table:style-name="ce4" table:formula="of:=((1/([.B15]/60))*1000) / 2" office:value-type="float" office:value="285.714285714286" calcext:value-type="float">
            <text:p>285.7</text:p>
          </table:table-cell>
          <table:table-cell table:formula="of:=[.$C$4]/ (2*[.C15])" office:value-type="float" office:value="14.336" calcext:value-type="float">
            <text:p>14.336</text:p>
          </table:table-cell>
          <table:table-cell table:formula="of:=[.D15]*2" office:value-type="float" office:value="28.672" calcext:value-type="float">
            <text:p>28.672</text:p>
          </table:table-cell>
          <table:table-cell table:formula="of:=((([.E15]*1000)*(2^20))/[.$C$5])" office:value-type="float" office:value="939.524096" calcext:value-type="float">
            <text:p>939.524</text:p>
          </table:table-cell>
          <table:table-cell table:style-name="ce7" table:formula="of:=(([.E15]*1000)*(2^20))/[.$C$5]" office:value-type="float" office:value="939.524096" calcext:value-type="float">
            <text:p>940</text:p>
          </table:table-cell>
          <table:table-cell table:style-name="ce5" table:formula="of:=((([.$C$5] / 1000)*[.G15]) / (2^20))/2" office:value-type="float" office:value="14.336" calcext:value-type="float">
            <text:p>14.336</text:p>
          </table:table-cell>
          <table:table-cell table:style-name="ce5" table:formula="of:=(([.D15]-[.H15])/[.D15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5]+5" office:value-type="float" office:value="110" calcext:value-type="float">
            <text:p>110</text:p>
          </table:table-cell>
          <table:table-cell table:style-name="ce4" table:formula="of:=((1/([.B16]/60))*1000) / 2" office:value-type="float" office:value="272.727272727273" calcext:value-type="float">
            <text:p>272.7</text:p>
          </table:table-cell>
          <table:table-cell table:formula="of:=[.$C$4]/ (2*[.C16])" office:value-type="float" office:value="15.0186666666667" calcext:value-type="float">
            <text:p>15.019</text:p>
          </table:table-cell>
          <table:table-cell table:formula="of:=[.D16]*2" office:value-type="float" office:value="30.0373333333333" calcext:value-type="float">
            <text:p>30.037</text:p>
          </table:table-cell>
          <table:table-cell table:formula="of:=((([.E16]*1000)*(2^20))/[.$C$5])" office:value-type="float" office:value="984.263338666667" calcext:value-type="float">
            <text:p>984.263</text:p>
          </table:table-cell>
          <table:table-cell table:style-name="ce7" table:formula="of:=(([.E16]*1000)*(2^20))/[.$C$5]" office:value-type="float" office:value="984.263338666667" calcext:value-type="float">
            <text:p>984</text:p>
          </table:table-cell>
          <table:table-cell table:style-name="ce5" table:formula="of:=((([.$C$5] / 1000)*[.G16]) / (2^20))/2" office:value-type="float" office:value="15.0186666666667" calcext:value-type="float">
            <text:p>15.019</text:p>
          </table:table-cell>
          <table:table-cell table:style-name="ce5" table:formula="of:=(([.D16]-[.H16])/[.D16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6]+5" office:value-type="float" office:value="115" calcext:value-type="float">
            <text:p>115</text:p>
          </table:table-cell>
          <table:table-cell table:style-name="ce4" table:formula="of:=((1/([.B17]/60))*1000) / 2" office:value-type="float" office:value="260.869565217391" calcext:value-type="float">
            <text:p>260.9</text:p>
          </table:table-cell>
          <table:table-cell table:formula="of:=[.$C$4]/ (2*[.C17])" office:value-type="float" office:value="15.7013333333333" calcext:value-type="float">
            <text:p>15.701</text:p>
          </table:table-cell>
          <table:table-cell table:formula="of:=[.D17]*2" office:value-type="float" office:value="31.4026666666667" calcext:value-type="float">
            <text:p>31.403</text:p>
          </table:table-cell>
          <table:table-cell table:formula="of:=((([.E17]*1000)*(2^20))/[.$C$5])" office:value-type="float" office:value="1029.00258133333" calcext:value-type="float">
            <text:p>1029.003</text:p>
          </table:table-cell>
          <table:table-cell table:style-name="ce7" table:formula="of:=(([.E17]*1000)*(2^20))/[.$C$5]" office:value-type="float" office:value="1029.00258133333" calcext:value-type="float">
            <text:p>1029</text:p>
          </table:table-cell>
          <table:table-cell table:style-name="ce5" table:formula="of:=((([.$C$5] / 1000)*[.G17]) / (2^20))/2" office:value-type="float" office:value="15.7013333333333" calcext:value-type="float">
            <text:p>15.701</text:p>
          </table:table-cell>
          <table:table-cell table:style-name="ce5" table:formula="of:=(([.D17]-[.H17])/[.D17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7]+5" office:value-type="float" office:value="120" calcext:value-type="float">
            <text:p>120</text:p>
          </table:table-cell>
          <table:table-cell table:style-name="ce4" table:formula="of:=((1/([.B18]/60))*1000) / 2" office:value-type="float" office:value="250" calcext:value-type="float">
            <text:p>250.0</text:p>
          </table:table-cell>
          <table:table-cell table:formula="of:=[.$C$4]/ (2*[.C18])" office:value-type="float" office:value="16.384" calcext:value-type="float">
            <text:p>16.384</text:p>
          </table:table-cell>
          <table:table-cell table:formula="of:=[.D18]*2" office:value-type="float" office:value="32.768" calcext:value-type="float">
            <text:p>32.768</text:p>
          </table:table-cell>
          <table:table-cell table:formula="of:=((([.E18]*1000)*(2^20))/[.$C$5])" office:value-type="float" office:value="1073.741824" calcext:value-type="float">
            <text:p>1073.742</text:p>
          </table:table-cell>
          <table:table-cell table:style-name="ce7" table:formula="of:=(([.E18]*1000)*(2^20))/[.$C$5]" office:value-type="float" office:value="1073.741824" calcext:value-type="float">
            <text:p>1074</text:p>
          </table:table-cell>
          <table:table-cell table:style-name="ce5" table:formula="of:=((([.$C$5] / 1000)*[.G18]) / (2^20))/2" office:value-type="float" office:value="16.384" calcext:value-type="float">
            <text:p>16.384</text:p>
          </table:table-cell>
          <table:table-cell table:style-name="ce5" table:formula="of:=(([.D18]-[.H18])/[.D18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8]+5" office:value-type="float" office:value="125" calcext:value-type="float">
            <text:p>125</text:p>
          </table:table-cell>
          <table:table-cell table:style-name="ce4" table:formula="of:=((1/([.B19]/60))*1000) / 2" office:value-type="float" office:value="240" calcext:value-type="float">
            <text:p>240.0</text:p>
          </table:table-cell>
          <table:table-cell table:formula="of:=[.$C$4]/ (2*[.C19])" office:value-type="float" office:value="17.0666666666667" calcext:value-type="float">
            <text:p>17.067</text:p>
          </table:table-cell>
          <table:table-cell table:formula="of:=[.D19]*2" office:value-type="float" office:value="34.1333333333333" calcext:value-type="float">
            <text:p>34.133</text:p>
          </table:table-cell>
          <table:table-cell table:formula="of:=((([.E19]*1000)*(2^20))/[.$C$5])" office:value-type="float" office:value="1118.48106666667" calcext:value-type="float">
            <text:p>1118.481</text:p>
          </table:table-cell>
          <table:table-cell table:style-name="ce7" table:formula="of:=(([.E19]*1000)*(2^20))/[.$C$5]" office:value-type="float" office:value="1118.48106666667" calcext:value-type="float">
            <text:p>1118</text:p>
          </table:table-cell>
          <table:table-cell table:style-name="ce5" table:formula="of:=((([.$C$5] / 1000)*[.G19]) / (2^20))/2" office:value-type="float" office:value="17.0666666666667" calcext:value-type="float">
            <text:p>17.067</text:p>
          </table:table-cell>
          <table:table-cell table:style-name="ce5" table:formula="of:=(([.D19]-[.H19])/[.D19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9]+5" office:value-type="float" office:value="130" calcext:value-type="float">
            <text:p>130</text:p>
          </table:table-cell>
          <table:table-cell table:style-name="ce4" table:formula="of:=((1/([.B20]/60))*1000) / 2" office:value-type="float" office:value="230.769230769231" calcext:value-type="float">
            <text:p>230.8</text:p>
          </table:table-cell>
          <table:table-cell table:formula="of:=[.$C$4]/ (2*[.C20])" office:value-type="float" office:value="17.7493333333333" calcext:value-type="float">
            <text:p>17.749</text:p>
          </table:table-cell>
          <table:table-cell table:formula="of:=[.D20]*2" office:value-type="float" office:value="35.4986666666667" calcext:value-type="float">
            <text:p>35.499</text:p>
          </table:table-cell>
          <table:table-cell table:formula="of:=((([.E20]*1000)*(2^20))/[.$C$5])" office:value-type="float" office:value="1163.22030933333" calcext:value-type="float">
            <text:p>1163.220</text:p>
          </table:table-cell>
          <table:table-cell table:style-name="ce7" table:formula="of:=(([.E20]*1000)*(2^20))/[.$C$5]" office:value-type="float" office:value="1163.22030933333" calcext:value-type="float">
            <text:p>1163</text:p>
          </table:table-cell>
          <table:table-cell table:style-name="ce5" table:formula="of:=((([.$C$5] / 1000)*[.G20]) / (2^20))/2" office:value-type="float" office:value="17.7493333333333" calcext:value-type="float">
            <text:p>17.749</text:p>
          </table:table-cell>
          <table:table-cell table:style-name="ce5" table:formula="of:=(([.D20]-[.H20])/[.D20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0]+5" office:value-type="float" office:value="135" calcext:value-type="float">
            <text:p>135</text:p>
          </table:table-cell>
          <table:table-cell table:style-name="ce4" table:formula="of:=((1/([.B21]/60))*1000) / 2" office:value-type="float" office:value="222.222222222222" calcext:value-type="float">
            <text:p>222.2</text:p>
          </table:table-cell>
          <table:table-cell table:formula="of:=[.$C$4]/ (2*[.C21])" office:value-type="float" office:value="18.432" calcext:value-type="float">
            <text:p>18.432</text:p>
          </table:table-cell>
          <table:table-cell table:formula="of:=[.D21]*2" office:value-type="float" office:value="36.864" calcext:value-type="float">
            <text:p>36.864</text:p>
          </table:table-cell>
          <table:table-cell table:formula="of:=((([.E21]*1000)*(2^20))/[.$C$5])" office:value-type="float" office:value="1207.959552" calcext:value-type="float">
            <text:p>1207.960</text:p>
          </table:table-cell>
          <table:table-cell table:style-name="ce7" table:formula="of:=(([.E21]*1000)*(2^20))/[.$C$5]" office:value-type="float" office:value="1207.959552" calcext:value-type="float">
            <text:p>1208</text:p>
          </table:table-cell>
          <table:table-cell table:style-name="ce5" table:formula="of:=((([.$C$5] / 1000)*[.G21]) / (2^20))/2" office:value-type="float" office:value="18.432" calcext:value-type="float">
            <text:p>18.432</text:p>
          </table:table-cell>
          <table:table-cell table:style-name="ce5" table:formula="of:=(([.D21]-[.H21])/[.D21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1]+5" office:value-type="float" office:value="140" calcext:value-type="float">
            <text:p>140</text:p>
          </table:table-cell>
          <table:table-cell table:style-name="ce4" table:formula="of:=((1/([.B22]/60))*1000) / 2" office:value-type="float" office:value="214.285714285714" calcext:value-type="float">
            <text:p>214.3</text:p>
          </table:table-cell>
          <table:table-cell table:formula="of:=[.$C$4]/ (2*[.C22])" office:value-type="float" office:value="19.1146666666667" calcext:value-type="float">
            <text:p>19.115</text:p>
          </table:table-cell>
          <table:table-cell table:formula="of:=[.D22]*2" office:value-type="float" office:value="38.2293333333333" calcext:value-type="float">
            <text:p>38.229</text:p>
          </table:table-cell>
          <table:table-cell table:formula="of:=((([.E22]*1000)*(2^20))/[.$C$5])" office:value-type="float" office:value="1252.69879466667" calcext:value-type="float">
            <text:p>1252.699</text:p>
          </table:table-cell>
          <table:table-cell table:style-name="ce7" table:formula="of:=(([.E22]*1000)*(2^20))/[.$C$5]" office:value-type="float" office:value="1252.69879466667" calcext:value-type="float">
            <text:p>1253</text:p>
          </table:table-cell>
          <table:table-cell table:style-name="ce5" table:formula="of:=((([.$C$5] / 1000)*[.G22]) / (2^20))/2" office:value-type="float" office:value="19.1146666666667" calcext:value-type="float">
            <text:p>19.115</text:p>
          </table:table-cell>
          <table:table-cell table:style-name="ce5" table:formula="of:=(([.D22]-[.H22])/[.D22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2]+5" office:value-type="float" office:value="145" calcext:value-type="float">
            <text:p>145</text:p>
          </table:table-cell>
          <table:table-cell table:style-name="ce4" table:formula="of:=((1/([.B23]/60))*1000) / 2" office:value-type="float" office:value="206.896551724138" calcext:value-type="float">
            <text:p>206.9</text:p>
          </table:table-cell>
          <table:table-cell table:formula="of:=[.$C$4]/ (2*[.C23])" office:value-type="float" office:value="19.7973333333333" calcext:value-type="float">
            <text:p>19.797</text:p>
          </table:table-cell>
          <table:table-cell table:formula="of:=[.D23]*2" office:value-type="float" office:value="39.5946666666667" calcext:value-type="float">
            <text:p>39.595</text:p>
          </table:table-cell>
          <table:table-cell table:formula="of:=((([.E23]*1000)*(2^20))/[.$C$5])" office:value-type="float" office:value="1297.43803733333" calcext:value-type="float">
            <text:p>1297.438</text:p>
          </table:table-cell>
          <table:table-cell table:style-name="ce7" table:formula="of:=(([.E23]*1000)*(2^20))/[.$C$5]" office:value-type="float" office:value="1297.43803733333" calcext:value-type="float">
            <text:p>1297</text:p>
          </table:table-cell>
          <table:table-cell table:style-name="ce5" table:formula="of:=((([.$C$5] / 1000)*[.G23]) / (2^20))/2" office:value-type="float" office:value="19.7973333333333" calcext:value-type="float">
            <text:p>19.797</text:p>
          </table:table-cell>
          <table:table-cell table:style-name="ce5" table:formula="of:=(([.D23]-[.H23])/[.D23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3]+5" office:value-type="float" office:value="150" calcext:value-type="float">
            <text:p>150</text:p>
          </table:table-cell>
          <table:table-cell table:style-name="ce4" table:formula="of:=((1/([.B24]/60))*1000) / 2" office:value-type="float" office:value="200" calcext:value-type="float">
            <text:p>200.0</text:p>
          </table:table-cell>
          <table:table-cell table:formula="of:=[.$C$4]/ (2*[.C24])" office:value-type="float" office:value="20.48" calcext:value-type="float">
            <text:p>20.480</text:p>
          </table:table-cell>
          <table:table-cell table:formula="of:=[.D24]*2" office:value-type="float" office:value="40.96" calcext:value-type="float">
            <text:p>40.960</text:p>
          </table:table-cell>
          <table:table-cell table:formula="of:=((([.E24]*1000)*(2^20))/[.$C$5])" office:value-type="float" office:value="1342.17728" calcext:value-type="float">
            <text:p>1342.177</text:p>
          </table:table-cell>
          <table:table-cell table:style-name="ce7" table:formula="of:=(([.E24]*1000)*(2^20))/[.$C$5]" office:value-type="float" office:value="1342.17728" calcext:value-type="float">
            <text:p>1342</text:p>
          </table:table-cell>
          <table:table-cell table:style-name="ce5" table:formula="of:=((([.$C$5] / 1000)*[.G24]) / (2^20))/2" office:value-type="float" office:value="20.48" calcext:value-type="float">
            <text:p>20.480</text:p>
          </table:table-cell>
          <table:table-cell table:style-name="ce5" table:formula="of:=(([.D24]-[.H24])/[.D24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4]+5" office:value-type="float" office:value="155" calcext:value-type="float">
            <text:p>155</text:p>
          </table:table-cell>
          <table:table-cell table:style-name="ce4" table:formula="of:=((1/([.B25]/60))*1000) / 2" office:value-type="float" office:value="193.548387096774" calcext:value-type="float">
            <text:p>193.5</text:p>
          </table:table-cell>
          <table:table-cell table:formula="of:=[.$C$4]/ (2*[.C25])" office:value-type="float" office:value="21.1626666666667" calcext:value-type="float">
            <text:p>21.163</text:p>
          </table:table-cell>
          <table:table-cell table:formula="of:=[.D25]*2" office:value-type="float" office:value="42.3253333333333" calcext:value-type="float">
            <text:p>42.325</text:p>
          </table:table-cell>
          <table:table-cell table:formula="of:=((([.E25]*1000)*(2^20))/[.$C$5])" office:value-type="float" office:value="1386.91652266667" calcext:value-type="float">
            <text:p>1386.917</text:p>
          </table:table-cell>
          <table:table-cell table:style-name="ce7" table:formula="of:=(([.E25]*1000)*(2^20))/[.$C$5]" office:value-type="float" office:value="1386.91652266667" calcext:value-type="float">
            <text:p>1387</text:p>
          </table:table-cell>
          <table:table-cell table:style-name="ce5" table:formula="of:=((([.$C$5] / 1000)*[.G25]) / (2^20))/2" office:value-type="float" office:value="21.1626666666667" calcext:value-type="float">
            <text:p>21.163</text:p>
          </table:table-cell>
          <table:table-cell table:style-name="ce5" table:formula="of:=(([.D25]-[.H25])/[.D25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5]+5" office:value-type="float" office:value="160" calcext:value-type="float">
            <text:p>160</text:p>
          </table:table-cell>
          <table:table-cell table:style-name="ce4" table:formula="of:=((1/([.B26]/60))*1000) / 2" office:value-type="float" office:value="187.5" calcext:value-type="float">
            <text:p>187.5</text:p>
          </table:table-cell>
          <table:table-cell table:formula="of:=[.$C$4]/ (2*[.C26])" office:value-type="float" office:value="21.8453333333333" calcext:value-type="float">
            <text:p>21.845</text:p>
          </table:table-cell>
          <table:table-cell table:formula="of:=[.D26]*2" office:value-type="float" office:value="43.6906666666667" calcext:value-type="float">
            <text:p>43.691</text:p>
          </table:table-cell>
          <table:table-cell table:formula="of:=((([.E26]*1000)*(2^20))/[.$C$5])" office:value-type="float" office:value="1431.65576533333" calcext:value-type="float">
            <text:p>1431.656</text:p>
          </table:table-cell>
          <table:table-cell table:style-name="ce7" table:formula="of:=(([.E26]*1000)*(2^20))/[.$C$5]" office:value-type="float" office:value="1431.65576533333" calcext:value-type="float">
            <text:p>1432</text:p>
          </table:table-cell>
          <table:table-cell table:style-name="ce5" table:formula="of:=((([.$C$5] / 1000)*[.G26]) / (2^20))/2" office:value-type="float" office:value="21.8453333333333" calcext:value-type="float">
            <text:p>21.845</text:p>
          </table:table-cell>
          <table:table-cell table:style-name="ce5" table:formula="of:=(([.D26]-[.H26])/[.D26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6]+5" office:value-type="float" office:value="165" calcext:value-type="float">
            <text:p>165</text:p>
          </table:table-cell>
          <table:table-cell table:style-name="ce4" table:formula="of:=((1/([.B27]/60))*1000) / 2" office:value-type="float" office:value="181.818181818182" calcext:value-type="float">
            <text:p>181.8</text:p>
          </table:table-cell>
          <table:table-cell table:formula="of:=[.$C$4]/ (2*[.C27])" office:value-type="float" office:value="22.528" calcext:value-type="float">
            <text:p>22.528</text:p>
          </table:table-cell>
          <table:table-cell table:formula="of:=[.D27]*2" office:value-type="float" office:value="45.056" calcext:value-type="float">
            <text:p>45.056</text:p>
          </table:table-cell>
          <table:table-cell table:formula="of:=((([.E27]*1000)*(2^20))/[.$C$5])" office:value-type="float" office:value="1476.395008" calcext:value-type="float">
            <text:p>1476.395</text:p>
          </table:table-cell>
          <table:table-cell table:style-name="ce7" table:formula="of:=(([.E27]*1000)*(2^20))/[.$C$5]" office:value-type="float" office:value="1476.395008" calcext:value-type="float">
            <text:p>1476</text:p>
          </table:table-cell>
          <table:table-cell table:style-name="ce5" table:formula="of:=((([.$C$5] / 1000)*[.G27]) / (2^20))/2" office:value-type="float" office:value="22.528" calcext:value-type="float">
            <text:p>22.528</text:p>
          </table:table-cell>
          <table:table-cell table:style-name="ce5" table:formula="of:=(([.D27]-[.H27])/[.D27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7]+5" office:value-type="float" office:value="170" calcext:value-type="float">
            <text:p>170</text:p>
          </table:table-cell>
          <table:table-cell table:style-name="ce4" table:formula="of:=((1/([.B28]/60))*1000) / 2" office:value-type="float" office:value="176.470588235294" calcext:value-type="float">
            <text:p>176.5</text:p>
          </table:table-cell>
          <table:table-cell table:formula="of:=[.$C$4]/ (2*[.C28])" office:value-type="float" office:value="23.2106666666667" calcext:value-type="float">
            <text:p>23.211</text:p>
          </table:table-cell>
          <table:table-cell table:formula="of:=[.D28]*2" office:value-type="float" office:value="46.4213333333333" calcext:value-type="float">
            <text:p>46.421</text:p>
          </table:table-cell>
          <table:table-cell table:formula="of:=((([.E28]*1000)*(2^20))/[.$C$5])" office:value-type="float" office:value="1521.13425066667" calcext:value-type="float">
            <text:p>1521.134</text:p>
          </table:table-cell>
          <table:table-cell table:style-name="ce7" table:formula="of:=(([.E28]*1000)*(2^20))/[.$C$5]" office:value-type="float" office:value="1521.13425066667" calcext:value-type="float">
            <text:p>1521</text:p>
          </table:table-cell>
          <table:table-cell table:style-name="ce5" table:formula="of:=((([.$C$5] / 1000)*[.G28]) / (2^20))/2" office:value-type="float" office:value="23.2106666666667" calcext:value-type="float">
            <text:p>23.211</text:p>
          </table:table-cell>
          <table:table-cell table:style-name="ce5" table:formula="of:=(([.D28]-[.H28])/[.D28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8]+5" office:value-type="float" office:value="175" calcext:value-type="float">
            <text:p>175</text:p>
          </table:table-cell>
          <table:table-cell table:style-name="ce4" table:formula="of:=((1/([.B29]/60))*1000) / 2" office:value-type="float" office:value="171.428571428571" calcext:value-type="float">
            <text:p>171.4</text:p>
          </table:table-cell>
          <table:table-cell table:formula="of:=[.$C$4]/ (2*[.C29])" office:value-type="float" office:value="23.8933333333333" calcext:value-type="float">
            <text:p>23.893</text:p>
          </table:table-cell>
          <table:table-cell table:formula="of:=[.D29]*2" office:value-type="float" office:value="47.7866666666667" calcext:value-type="float">
            <text:p>47.787</text:p>
          </table:table-cell>
          <table:table-cell table:formula="of:=((([.E29]*1000)*(2^20))/[.$C$5])" office:value-type="float" office:value="1565.87349333333" calcext:value-type="float">
            <text:p>1565.873</text:p>
          </table:table-cell>
          <table:table-cell table:style-name="ce7" table:formula="of:=(([.E29]*1000)*(2^20))/[.$C$5]" office:value-type="float" office:value="1565.87349333333" calcext:value-type="float">
            <text:p>1566</text:p>
          </table:table-cell>
          <table:table-cell table:style-name="ce5" table:formula="of:=((([.$C$5] / 1000)*[.G29]) / (2^20))/2" office:value-type="float" office:value="23.8933333333333" calcext:value-type="float">
            <text:p>23.893</text:p>
          </table:table-cell>
          <table:table-cell table:style-name="ce5" table:formula="of:=(([.D29]-[.H29])/[.D29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9]+5" office:value-type="float" office:value="180" calcext:value-type="float">
            <text:p>180</text:p>
          </table:table-cell>
          <table:table-cell table:style-name="ce4" table:formula="of:=((1/([.B30]/60))*1000) / 2" office:value-type="float" office:value="166.666666666667" calcext:value-type="float">
            <text:p>166.7</text:p>
          </table:table-cell>
          <table:table-cell table:formula="of:=[.$C$4]/ (2*[.C30])" office:value-type="float" office:value="24.576" calcext:value-type="float">
            <text:p>24.576</text:p>
          </table:table-cell>
          <table:table-cell table:formula="of:=[.D30]*2" office:value-type="float" office:value="49.152" calcext:value-type="float">
            <text:p>49.152</text:p>
          </table:table-cell>
          <table:table-cell table:formula="of:=((([.E30]*1000)*(2^20))/[.$C$5])" office:value-type="float" office:value="1610.612736" calcext:value-type="float">
            <text:p>1610.613</text:p>
          </table:table-cell>
          <table:table-cell table:style-name="ce7" table:formula="of:=(([.E30]*1000)*(2^20))/[.$C$5]" office:value-type="float" office:value="1610.612736" calcext:value-type="float">
            <text:p>1611</text:p>
          </table:table-cell>
          <table:table-cell table:style-name="ce5" table:formula="of:=((([.$C$5] / 1000)*[.G30]) / (2^20))/2" office:value-type="float" office:value="24.576" calcext:value-type="float">
            <text:p>24.576</text:p>
          </table:table-cell>
          <table:table-cell table:style-name="ce5" table:formula="of:=(([.D30]-[.H30])/[.D30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0]+5" office:value-type="float" office:value="185" calcext:value-type="float">
            <text:p>185</text:p>
          </table:table-cell>
          <table:table-cell table:style-name="ce4" table:formula="of:=((1/([.B31]/60))*1000) / 2" office:value-type="float" office:value="162.162162162162" calcext:value-type="float">
            <text:p>162.2</text:p>
          </table:table-cell>
          <table:table-cell table:formula="of:=[.$C$4]/ (2*[.C31])" office:value-type="float" office:value="25.2586666666667" calcext:value-type="float">
            <text:p>25.259</text:p>
          </table:table-cell>
          <table:table-cell table:formula="of:=[.D31]*2" office:value-type="float" office:value="50.5173333333333" calcext:value-type="float">
            <text:p>50.517</text:p>
          </table:table-cell>
          <table:table-cell table:formula="of:=((([.E31]*1000)*(2^20))/[.$C$5])" office:value-type="float" office:value="1655.35197866667" calcext:value-type="float">
            <text:p>1655.352</text:p>
          </table:table-cell>
          <table:table-cell table:style-name="ce7" table:formula="of:=(([.E31]*1000)*(2^20))/[.$C$5]" office:value-type="float" office:value="1655.35197866667" calcext:value-type="float">
            <text:p>1655</text:p>
          </table:table-cell>
          <table:table-cell table:style-name="ce5" table:formula="of:=((([.$C$5] / 1000)*[.G31]) / (2^20))/2" office:value-type="float" office:value="25.2586666666667" calcext:value-type="float">
            <text:p>25.259</text:p>
          </table:table-cell>
          <table:table-cell table:style-name="ce5" table:formula="of:=(([.D31]-[.H31])/[.D31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1]+5" office:value-type="float" office:value="190" calcext:value-type="float">
            <text:p>190</text:p>
          </table:table-cell>
          <table:table-cell table:style-name="ce4" table:formula="of:=((1/([.B32]/60))*1000) / 2" office:value-type="float" office:value="157.894736842105" calcext:value-type="float">
            <text:p>157.9</text:p>
          </table:table-cell>
          <table:table-cell table:formula="of:=[.$C$4]/ (2*[.C32])" office:value-type="float" office:value="25.9413333333333" calcext:value-type="float">
            <text:p>25.941</text:p>
          </table:table-cell>
          <table:table-cell table:formula="of:=[.D32]*2" office:value-type="float" office:value="51.8826666666667" calcext:value-type="float">
            <text:p>51.883</text:p>
          </table:table-cell>
          <table:table-cell table:formula="of:=((([.E32]*1000)*(2^20))/[.$C$5])" office:value-type="float" office:value="1700.09122133333" calcext:value-type="float">
            <text:p>1700.091</text:p>
          </table:table-cell>
          <table:table-cell table:style-name="ce7" table:formula="of:=(([.E32]*1000)*(2^20))/[.$C$5]" office:value-type="float" office:value="1700.09122133333" calcext:value-type="float">
            <text:p>1700</text:p>
          </table:table-cell>
          <table:table-cell table:style-name="ce5" table:formula="of:=((([.$C$5] / 1000)*[.G32]) / (2^20))/2" office:value-type="float" office:value="25.9413333333333" calcext:value-type="float">
            <text:p>25.941</text:p>
          </table:table-cell>
          <table:table-cell table:style-name="ce5" table:formula="of:=(([.D32]-[.H32])/[.D32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2]+5" office:value-type="float" office:value="195" calcext:value-type="float">
            <text:p>195</text:p>
          </table:table-cell>
          <table:table-cell table:style-name="ce4" table:formula="of:=((1/([.B33]/60))*1000) / 2" office:value-type="float" office:value="153.846153846154" calcext:value-type="float">
            <text:p>153.8</text:p>
          </table:table-cell>
          <table:table-cell table:formula="of:=[.$C$4]/ (2*[.C33])" office:value-type="float" office:value="26.624" calcext:value-type="float">
            <text:p>26.624</text:p>
          </table:table-cell>
          <table:table-cell table:formula="of:=[.D33]*2" office:value-type="float" office:value="53.248" calcext:value-type="float">
            <text:p>53.248</text:p>
          </table:table-cell>
          <table:table-cell table:formula="of:=((([.E33]*1000)*(2^20))/[.$C$5])" office:value-type="float" office:value="1744.830464" calcext:value-type="float">
            <text:p>1744.830</text:p>
          </table:table-cell>
          <table:table-cell table:style-name="ce7" table:formula="of:=(([.E33]*1000)*(2^20))/[.$C$5]" office:value-type="float" office:value="1744.830464" calcext:value-type="float">
            <text:p>1745</text:p>
          </table:table-cell>
          <table:table-cell table:style-name="ce5" table:formula="of:=((([.$C$5] / 1000)*[.G33]) / (2^20))/2" office:value-type="float" office:value="26.624" calcext:value-type="float">
            <text:p>26.624</text:p>
          </table:table-cell>
          <table:table-cell table:style-name="ce5" table:formula="of:=(([.D33]-[.H33])/[.D33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3]+5" office:value-type="float" office:value="200" calcext:value-type="float">
            <text:p>200</text:p>
          </table:table-cell>
          <table:table-cell table:style-name="ce4" table:formula="of:=((1/([.B34]/60))*1000) / 2" office:value-type="float" office:value="150" calcext:value-type="float">
            <text:p>150.0</text:p>
          </table:table-cell>
          <table:table-cell table:formula="of:=[.$C$4]/ (2*[.C34])" office:value-type="float" office:value="27.3066666666667" calcext:value-type="float">
            <text:p>27.307</text:p>
          </table:table-cell>
          <table:table-cell table:formula="of:=[.D34]*2" office:value-type="float" office:value="54.6133333333333" calcext:value-type="float">
            <text:p>54.613</text:p>
          </table:table-cell>
          <table:table-cell table:formula="of:=((([.E34]*1000)*(2^20))/[.$C$5])" office:value-type="float" office:value="1789.56970666667" calcext:value-type="float">
            <text:p>1789.570</text:p>
          </table:table-cell>
          <table:table-cell table:style-name="ce7" table:formula="of:=(([.E34]*1000)*(2^20))/[.$C$5]" office:value-type="float" office:value="1789.56970666667" calcext:value-type="float">
            <text:p>1790</text:p>
          </table:table-cell>
          <table:table-cell table:style-name="ce5" table:formula="of:=((([.$C$5] / 1000)*[.G34]) / (2^20))/2" office:value-type="float" office:value="27.3066666666667" calcext:value-type="float">
            <text:p>27.307</text:p>
          </table:table-cell>
          <table:table-cell table:style-name="ce5" table:formula="of:=(([.D34]-[.H34])/[.D34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4]+5" office:value-type="float" office:value="205" calcext:value-type="float">
            <text:p>205</text:p>
          </table:table-cell>
          <table:table-cell table:style-name="ce4" table:formula="of:=((1/([.B35]/60))*1000) / 2" office:value-type="float" office:value="146.341463414634" calcext:value-type="float">
            <text:p>146.3</text:p>
          </table:table-cell>
          <table:table-cell table:formula="of:=[.$C$4]/ (2*[.C35])" office:value-type="float" office:value="27.9893333333333" calcext:value-type="float">
            <text:p>27.989</text:p>
          </table:table-cell>
          <table:table-cell table:formula="of:=[.D35]*2" office:value-type="float" office:value="55.9786666666667" calcext:value-type="float">
            <text:p>55.979</text:p>
          </table:table-cell>
          <table:table-cell table:formula="of:=((([.E35]*1000)*(2^20))/[.$C$5])" office:value-type="float" office:value="1834.30894933333" calcext:value-type="float">
            <text:p>1834.309</text:p>
          </table:table-cell>
          <table:table-cell table:style-name="ce7" table:formula="of:=(([.E35]*1000)*(2^20))/[.$C$5]" office:value-type="float" office:value="1834.30894933333" calcext:value-type="float">
            <text:p>1834</text:p>
          </table:table-cell>
          <table:table-cell table:style-name="ce5" table:formula="of:=((([.$C$5] / 1000)*[.G35]) / (2^20))/2" office:value-type="float" office:value="27.9893333333333" calcext:value-type="float">
            <text:p>27.989</text:p>
          </table:table-cell>
          <table:table-cell table:style-name="ce5" table:formula="of:=(([.D35]-[.H35])/[.D35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5]+5" office:value-type="float" office:value="210" calcext:value-type="float">
            <text:p>210</text:p>
          </table:table-cell>
          <table:table-cell table:style-name="ce4" table:formula="of:=((1/([.B36]/60))*1000) / 2" office:value-type="float" office:value="142.857142857143" calcext:value-type="float">
            <text:p>142.9</text:p>
          </table:table-cell>
          <table:table-cell table:formula="of:=[.$C$4]/ (2*[.C36])" office:value-type="float" office:value="28.672" calcext:value-type="float">
            <text:p>28.672</text:p>
          </table:table-cell>
          <table:table-cell table:formula="of:=[.D36]*2" office:value-type="float" office:value="57.344" calcext:value-type="float">
            <text:p>57.344</text:p>
          </table:table-cell>
          <table:table-cell table:formula="of:=((([.E36]*1000)*(2^20))/[.$C$5])" office:value-type="float" office:value="1879.048192" calcext:value-type="float">
            <text:p>1879.048</text:p>
          </table:table-cell>
          <table:table-cell table:style-name="ce7" table:formula="of:=(([.E36]*1000)*(2^20))/[.$C$5]" office:value-type="float" office:value="1879.048192" calcext:value-type="float">
            <text:p>1879</text:p>
          </table:table-cell>
          <table:table-cell table:style-name="ce5" table:formula="of:=((([.$C$5] / 1000)*[.G36]) / (2^20))/2" office:value-type="float" office:value="28.672" calcext:value-type="float">
            <text:p>28.672</text:p>
          </table:table-cell>
          <table:table-cell table:style-name="ce5" table:formula="of:=(([.D36]-[.H36])/[.D36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6]+5" office:value-type="float" office:value="215" calcext:value-type="float">
            <text:p>215</text:p>
          </table:table-cell>
          <table:table-cell table:style-name="ce4" table:formula="of:=((1/([.B37]/60))*1000) / 2" office:value-type="float" office:value="139.53488372093" calcext:value-type="float">
            <text:p>139.5</text:p>
          </table:table-cell>
          <table:table-cell table:formula="of:=[.$C$4]/ (2*[.C37])" office:value-type="float" office:value="29.3546666666667" calcext:value-type="float">
            <text:p>29.355</text:p>
          </table:table-cell>
          <table:table-cell table:formula="of:=[.D37]*2" office:value-type="float" office:value="58.7093333333333" calcext:value-type="float">
            <text:p>58.709</text:p>
          </table:table-cell>
          <table:table-cell table:formula="of:=((([.E37]*1000)*(2^20))/[.$C$5])" office:value-type="float" office:value="1923.78743466667" calcext:value-type="float">
            <text:p>1923.787</text:p>
          </table:table-cell>
          <table:table-cell table:style-name="ce7" table:formula="of:=(([.E37]*1000)*(2^20))/[.$C$5]" office:value-type="float" office:value="1923.78743466667" calcext:value-type="float">
            <text:p>1924</text:p>
          </table:table-cell>
          <table:table-cell table:style-name="ce5" table:formula="of:=((([.$C$5] / 1000)*[.G37]) / (2^20))/2" office:value-type="float" office:value="29.3546666666667" calcext:value-type="float">
            <text:p>29.355</text:p>
          </table:table-cell>
          <table:table-cell table:style-name="ce5" table:formula="of:=(([.D37]-[.H37])/[.D37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7]+5" office:value-type="float" office:value="220" calcext:value-type="float">
            <text:p>220</text:p>
          </table:table-cell>
          <table:table-cell table:style-name="ce4" table:formula="of:=((1/([.B38]/60))*1000) / 2" office:value-type="float" office:value="136.363636363636" calcext:value-type="float">
            <text:p>136.4</text:p>
          </table:table-cell>
          <table:table-cell table:formula="of:=[.$C$4]/ (2*[.C38])" office:value-type="float" office:value="30.0373333333333" calcext:value-type="float">
            <text:p>30.037</text:p>
          </table:table-cell>
          <table:table-cell table:formula="of:=[.D38]*2" office:value-type="float" office:value="60.0746666666667" calcext:value-type="float">
            <text:p>60.075</text:p>
          </table:table-cell>
          <table:table-cell table:formula="of:=((([.E38]*1000)*(2^20))/[.$C$5])" office:value-type="float" office:value="1968.52667733333" calcext:value-type="float">
            <text:p>1968.527</text:p>
          </table:table-cell>
          <table:table-cell table:style-name="ce7" table:formula="of:=(([.E38]*1000)*(2^20))/[.$C$5]" office:value-type="float" office:value="1968.52667733333" calcext:value-type="float">
            <text:p>1969</text:p>
          </table:table-cell>
          <table:table-cell table:style-name="ce5" table:formula="of:=((([.$C$5] / 1000)*[.G38]) / (2^20))/2" office:value-type="float" office:value="30.0373333333333" calcext:value-type="float">
            <text:p>30.037</text:p>
          </table:table-cell>
          <table:table-cell table:style-name="ce5" table:formula="of:=(([.D38]-[.H38])/[.D38])*100" office:value-type="float" office:value="0" calcext:value-type="float">
            <text:p>0.000</text:p>
          </table:table-cell>
          <table:table-cell/>
        </table:table-row>
        <table:table-row table:style-name="ro1" table:number-rows-repeated="9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ly_time_knob" table:style-name="ta1">
        <table:table-column table:style-name="co11" table:default-cell-style-name="Default"/>
        <table:table-column table:style-name="co12" table:default-cell-style-name="ce12"/>
        <table:table-column table:style-name="co13" table:default-cell-style-name="ce8"/>
        <table:table-column table:style-name="co14" table:default-cell-style-name="ce15"/>
        <table:table-column table:style-name="co15" table:default-cell-style-name="ce12"/>
        <table:table-column table:style-name="co10" table:default-cell-style-name="Default"/>
        <table:table-column table:style-name="co13" table:default-cell-style-name="ce12"/>
        <table:table-column table:style-name="co16" table:default-cell-style-name="ce8"/>
        <table:table-column table:style-name="co16" table:default-cell-style-name="ce15"/>
        <table:table-column table:style-name="co12" table:default-cell-style-name="ce15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This sheet may help map the raw ADC readings of the delay time knob into the delay time range used by the stock DMM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BBD stages per chip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Linear scaling slope =</text:p>
          </table:table-cell>
          <table:table-cell table:style-name="Default"/>
          <table:table-cell table:style-name="Default" office:value-type="float" office:value="-0.5" calcext:value-type="float">
            <text:p>-0.5</text:p>
          </table:table-cell>
          <table:table-cell table:style-name="Default" office:value-type="string" calcext:value-type="string">
            <text:p>ms/count</text:p>
          </table:table-cell>
        </table:table-row>
        <table:table-row table:style-name="ro1">
          <table:table-cell/>
          <table:table-cell table:style-name="Default" office:value-type="string" calcext:value-type="string">
            <text:p>BBD chip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Linear scaling intercept =</text:p>
          </table:table-cell>
          <table:table-cell table:style-name="Default"/>
          <table:table-cell table:style-name="Default" office:value-type="float" office:value="542" calcext:value-type="float">
            <text:p>542</text:p>
          </table:table-cell>
          <table:table-cell table:style-name="Default" office:value-type="string" calcext:value-type="string">
            <text:p>ms</text:p>
          </table:table-cell>
        </table:table-row>
        <table:table-row table:style-name="ro1">
          <table:table-cell/>
          <table:table-cell table:style-name="Default" office:value-type="string" calcext:value-type="string">
            <text:p>Total BBD stages</text:p>
          </table:table-cell>
          <table:table-cell table:style-name="Default" table:formula="of:=[.C4]*[.C5]" office:value-type="float" office:value="8192" calcext:value-type="float">
            <text:p>8192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NCO_clock</text:p>
          </table:table-cell>
          <table:table-cell table:style-name="ce3" office:value-type="float" office:value="32000000" calcext:value-type="float">
            <text:p>3.20E+07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Ideal Case</text:p>
          </table:table-cell>
          <table:covered-table-cell table:style-name="ce10"/>
          <table:covered-table-cell table:number-columns-repeated="2" table:style-name="ce14"/>
          <table:table-cell/>
          <table:table-cell table:style-name="ce10" office:value-type="string" calcext:value-type="string" table:number-columns-spanned="4" table:number-rows-spanned="1">
            <text:p>Linear scaling results</text:p>
          </table:table-cell>
          <table:covered-table-cell table:style-name="ce10"/>
          <table:covered-table-cell table:number-columns-repeated="2" table:style-name="ce14"/>
        </table:table-row>
        <table:table-row table:style-name="ro2">
          <table:table-cell/>
          <table:table-cell table:style-name="ce11" office:value-type="string" calcext:value-type="string">
            <text:p>BBD clock freq [Hz]</text:p>
          </table:table-cell>
          <table:table-cell table:style-name="ce13" office:value-type="string" calcext:value-type="string">
            <text:p>Delay time (¼ notes) [ms]</text:p>
          </table:table-cell>
          <table:table-cell table:style-name="ce11" office:value-type="string" calcext:value-type="string">
            <text:p>NCO increment value</text:p>
          </table:table-cell>
          <table:table-cell table:style-name="ce11" office:value-type="string" calcext:value-type="string">
            <text:p>ADC result [au]</text:p>
          </table:table-cell>
          <table:table-cell/>
          <table:table-cell table:style-name="ce14" office:value-type="string" calcext:value-type="string">
            <text:p>ADC result [au]</text:p>
          </table:table-cell>
          <table:table-cell table:style-name="ce13" office:value-type="string" calcext:value-type="string">
            <text:p>Delay time (¼ notes) [ms]</text:p>
          </table:table-cell>
          <table:table-cell table:style-name="ce14" office:value-type="string" calcext:value-type="string">
            <text:p>NCO increment value</text:p>
          </table:table-cell>
          <table:table-cell table:style-name="ce14" office:value-type="string" calcext:value-type="string">
            <text:p>BBD clock freq [Hz]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([.$C$6]/(2*[.B12]))*1000" office:value-type="float" office:value="585.142857142857" calcext:value-type="float">
            <text:p>585.14</text:p>
          </table:table-cell>
          <table:table-cell table:formula="of:= ((2 * (2^20)) *[.B12]) / [.$C$7]" office:value-type="float" office:value="458.752" calcext:value-type="float">
            <text:p>458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$I$4]*[.G12])+[.$I$5]" office:value-type="float" office:value="542" calcext:value-type="float">
            <text:p>542.00</text:p>
          </table:table-cell>
          <table:table-cell table:formula="of:=260111.88/[.H12]" office:value-type="float" office:value="479.911217712177" calcext:value-type="float">
            <text:p>479.9</text:p>
          </table:table-cell>
          <table:table-cell table:formula="of:=(([.$C$7]*[.I12]) / ( 2^20))/2" office:value-type="float" office:value="7322.86403979762" calcext:value-type="float">
            <text:p>7322.9</text:p>
          </table:table-cell>
        </table:table-row>
        <table:table-row table:style-name="ro1">
          <table:table-cell/>
          <table:table-cell table:formula="of:=[.B12]+10000" office:value-type="float" office:value="17000" calcext:value-type="float">
            <text:p>17000</text:p>
          </table:table-cell>
          <table:table-cell table:formula="of:=([.$C$6]/(2*[.B13]))*1000" office:value-type="float" office:value="240.941176470588" calcext:value-type="float">
            <text:p>240.94</text:p>
          </table:table-cell>
          <table:table-cell table:formula="of:= ((2 * (2^20)) *[.B13]) / [.$C$7]" office:value-type="float" office:value="1114.112" calcext:value-type="float">
            <text:p>1114.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([.$I$4]*[.G13])+[.$I$5]" office:value-type="float" office:value="500.5" calcext:value-type="float">
            <text:p>500.50</text:p>
          </table:table-cell>
          <table:table-cell table:formula="of:=260111.88/[.H13]" office:value-type="float" office:value="519.704055944056" calcext:value-type="float">
            <text:p>519.7</text:p>
          </table:table-cell>
          <table:table-cell table:formula="of:=(([.$C$7]*[.I13]) / ( 2^20))/2" office:value-type="float" office:value="7930.05456457605" calcext:value-type="float">
            <text:p>7930.1</text:p>
          </table:table-cell>
        </table:table-row>
        <table:table-row table:style-name="ro1">
          <table:table-cell/>
          <table:table-cell table:formula="of:=[.B13]+10000" office:value-type="float" office:value="27000" calcext:value-type="float">
            <text:p>27000</text:p>
          </table:table-cell>
          <table:table-cell table:formula="of:=([.$C$6]/(2*[.B14]))*1000" office:value-type="float" office:value="151.703703703704" calcext:value-type="float">
            <text:p>151.70</text:p>
          </table:table-cell>
          <table:table-cell table:formula="of:= ((2 * (2^20)) *[.B14]) / [.$C$7]" office:value-type="float" office:value="1769.472" calcext:value-type="float">
            <text:p>1769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([.$I$4]*[.G14])+[.$I$5]" office:value-type="float" office:value="492" calcext:value-type="float">
            <text:p>492.00</text:p>
          </table:table-cell>
          <table:table-cell table:formula="of:=260111.88/[.H14]" office:value-type="float" office:value="528.682682926829" calcext:value-type="float">
            <text:p>528.7</text:p>
          </table:table-cell>
          <table:table-cell table:formula="of:=(([.$C$7]*[.I14]) / ( 2^20))/2" office:value-type="float" office:value="8067.05753977706" calcext:value-type="float">
            <text:p>8067.1</text:p>
          </table:table-cell>
        </table:table-row>
        <table:table-row table:style-name="ro1">
          <table:table-cell/>
          <table:table-cell table:formula="of:=[.B14]+10000" office:value-type="float" office:value="37000" calcext:value-type="float">
            <text:p>37000</text:p>
          </table:table-cell>
          <table:table-cell table:formula="of:=([.$C$6]/(2*[.B15]))*1000" office:value-type="float" office:value="110.702702702703" calcext:value-type="float">
            <text:p>110.70</text:p>
          </table:table-cell>
          <table:table-cell table:formula="of:= ((2 * (2^20)) *[.B15]) / [.$C$7]" office:value-type="float" office:value="2424.832" calcext:value-type="float">
            <text:p>2424.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([.$I$4]*[.G15])+[.$I$5]" office:value-type="float" office:value="442" calcext:value-type="float">
            <text:p>442.00</text:p>
          </table:table-cell>
          <table:table-cell table:formula="of:=260111.88/[.H15]" office:value-type="float" office:value="588.488416289593" calcext:value-type="float">
            <text:p>588.5</text:p>
          </table:table-cell>
          <table:table-cell table:formula="of:=(([.$C$7]*[.I15]) / ( 2^20))/2" office:value-type="float" office:value="8979.62060988759" calcext:value-type="float">
            <text:p>8979.6</text:p>
          </table:table-cell>
        </table:table-row>
        <table:table-row table:style-name="ro1">
          <table:table-cell/>
          <table:table-cell table:formula="of:=[.B15]+10000" office:value-type="float" office:value="47000" calcext:value-type="float">
            <text:p>47000</text:p>
          </table:table-cell>
          <table:table-cell table:formula="of:=([.$C$6]/(2*[.B16]))*1000" office:value-type="float" office:value="87.1489361702128" calcext:value-type="float">
            <text:p>87.15</text:p>
          </table:table-cell>
          <table:table-cell table:formula="of:= ((2 * (2^20)) *[.B16]) / [.$C$7]" office:value-type="float" office:value="3080.192" calcext:value-type="float">
            <text:p>3080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([.$I$4]*[.G16])+[.$I$5]" office:value-type="float" office:value="417" calcext:value-type="float">
            <text:p>417.00</text:p>
          </table:table-cell>
          <table:table-cell table:formula="of:=260111.88/[.H16]" office:value-type="float" office:value="623.769496402878" calcext:value-type="float">
            <text:p>623.8</text:p>
          </table:table-cell>
          <table:table-cell table:formula="of:=(([.$C$7]*[.I16]) / ( 2^20))/2" office:value-type="float" office:value="9517.96716923336" calcext:value-type="float">
            <text:p>9518.0</text:p>
          </table:table-cell>
        </table:table-row>
        <table:table-row table:style-name="ro1">
          <table:table-cell/>
          <table:table-cell table:formula="of:=[.B16]+10000" office:value-type="float" office:value="57000" calcext:value-type="float">
            <text:p>57000</text:p>
          </table:table-cell>
          <table:table-cell table:formula="of:=([.$C$6]/(2*[.B17]))*1000" office:value-type="float" office:value="71.859649122807" calcext:value-type="float">
            <text:p>71.86</text:p>
          </table:table-cell>
          <table:table-cell table:formula="of:= ((2 * (2^20)) *[.B17]) / [.$C$7]" office:value-type="float" office:value="3735.552" calcext:value-type="float">
            <text:p>3735.6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formula="of:=([.$I$4]*[.G17])+[.$I$5]" office:value-type="float" office:value="392" calcext:value-type="float">
            <text:p>392.00</text:p>
          </table:table-cell>
          <table:table-cell table:formula="of:=260111.88/[.H17]" office:value-type="float" office:value="663.550714285714" calcext:value-type="float">
            <text:p>663.6</text:p>
          </table:table-cell>
          <table:table-cell table:formula="of:=(([.$C$7]*[.I17]) / ( 2^20))/2" office:value-type="float" office:value="10124.9803815569" calcext:value-type="float">
            <text:p>10125.0</text:p>
          </table:table-cell>
        </table:table-row>
        <table:table-row table:style-name="ro1">
          <table:table-cell/>
          <table:table-cell table:formula="of:=[.B17]+10000" office:value-type="float" office:value="67000" calcext:value-type="float">
            <text:p>67000</text:p>
          </table:table-cell>
          <table:table-cell table:formula="of:=([.$C$6]/(2*[.B18]))*1000" office:value-type="float" office:value="61.134328358209" calcext:value-type="float">
            <text:p>61.13</text:p>
          </table:table-cell>
          <table:table-cell table:formula="of:= ((2 * (2^20)) *[.B18]) / [.$C$7]" office:value-type="float" office:value="4390.912" calcext:value-type="float">
            <text:p>4390.9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formula="of:=([.$I$4]*[.G18])+[.$I$5]" office:value-type="float" office:value="342" calcext:value-type="float">
            <text:p>342.00</text:p>
          </table:table-cell>
          <table:table-cell table:formula="of:=260111.88/[.H18]" office:value-type="float" office:value="760.561052631579" calcext:value-type="float">
            <text:p>760.6</text:p>
          </table:table-cell>
          <table:table-cell table:formula="of:=(([.$C$7]*[.I18]) / ( 2^20))/2" office:value-type="float" office:value="11605.2406712582" calcext:value-type="float">
            <text:p>11605.2</text:p>
          </table:table-cell>
        </table:table-row>
        <table:table-row table:style-name="ro1">
          <table:table-cell/>
          <table:table-cell table:formula="of:=[.B18]+10000" office:value-type="float" office:value="77000" calcext:value-type="float">
            <text:p>77000</text:p>
          </table:table-cell>
          <table:table-cell table:formula="of:=([.$C$6]/(2*[.B19]))*1000" office:value-type="float" office:value="53.1948051948052" calcext:value-type="float">
            <text:p>53.19</text:p>
          </table:table-cell>
          <table:table-cell table:formula="of:= ((2 * (2^20)) *[.B19]) / [.$C$7]" office:value-type="float" office:value="5046.272" calcext:value-type="float">
            <text:p>5046.3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table:formula="of:=([.$I$4]*[.G19])+[.$I$5]" office:value-type="float" office:value="255" calcext:value-type="float">
            <text:p>255.00</text:p>
          </table:table-cell>
          <table:table-cell table:formula="of:=260111.88/[.H19]" office:value-type="float" office:value="1020.04658823529" calcext:value-type="float">
            <text:p>1020.0</text:p>
          </table:table-cell>
          <table:table-cell table:formula="of:=(([.$C$7]*[.I19]) / ( 2^20))/2" office:value-type="float" office:value="15564.6757238051" calcext:value-type="float">
            <text:p>15564.7</text:p>
          </table:table-cell>
        </table:table-row>
        <table:table-row table:style-name="ro1">
          <table:table-cell/>
          <table:table-cell table:formula="of:=[.B19]+10000" office:value-type="float" office:value="87000" calcext:value-type="float">
            <text:p>87000</text:p>
          </table:table-cell>
          <table:table-cell table:formula="of:=([.$C$6]/(2*[.B20]))*1000" office:value-type="float" office:value="47.0804597701149" calcext:value-type="float">
            <text:p>47.08</text:p>
          </table:table-cell>
          <table:table-cell table:formula="of:= ((2 * (2^20)) *[.B20]) / [.$C$7]" office:value-type="float" office:value="5701.632" calcext:value-type="float">
            <text:p>5701.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formula="of:=([.$I$4]*[.G20])+[.$I$5]" office:value-type="float" office:value="242" calcext:value-type="float">
            <text:p>242.00</text:p>
          </table:table-cell>
          <table:table-cell table:formula="of:=260111.88/[.H20]" office:value-type="float" office:value="1074.84247933884" calcext:value-type="float">
            <text:p>1074.8</text:p>
          </table:table-cell>
          <table:table-cell table:formula="of:=(([.$C$7]*[.I20]) / ( 2^20))/2" office:value-type="float" office:value="16400.7946676459" calcext:value-type="float">
            <text:p>16400.8</text:p>
          </table:table-cell>
        </table:table-row>
        <table:table-row table:style-name="ro1">
          <table:table-cell/>
          <table:table-cell table:formula="of:=[.B20]+10000" office:value-type="float" office:value="97000" calcext:value-type="float">
            <text:p>97000</text:p>
          </table:table-cell>
          <table:table-cell table:formula="of:=([.$C$6]/(2*[.B21]))*1000" office:value-type="float" office:value="42.2268041237113" calcext:value-type="float">
            <text:p>42.23</text:p>
          </table:table-cell>
          <table:table-cell table:formula="of:= ((2 * (2^20)) *[.B21]) / [.$C$7]" office:value-type="float" office:value="6356.992" calcext:value-type="float">
            <text:p>6357.0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formula="of:=([.$I$4]*[.G21])+[.$I$5]" office:value-type="float" office:value="192" calcext:value-type="float">
            <text:p>192.00</text:p>
          </table:table-cell>
          <table:table-cell table:formula="of:=260111.88/[.H21]" office:value-type="float" office:value="1354.749375" calcext:value-type="float">
            <text:p>1354.7</text:p>
          </table:table-cell>
          <table:table-cell table:formula="of:=(([.$C$7]*[.I21]) / ( 2^20))/2" office:value-type="float" office:value="20671.8349456787" calcext:value-type="float">
            <text:p>20671.8</text:p>
          </table:table-cell>
        </table:table-row>
        <table:table-row table:style-name="ro1">
          <table:table-cell/>
          <table:table-cell table:formula="of:=[.B21]+10000" office:value-type="float" office:value="107000" calcext:value-type="float">
            <text:p>107000</text:p>
          </table:table-cell>
          <table:table-cell table:formula="of:=([.$C$6]/(2*[.B22]))*1000" office:value-type="float" office:value="38.2803738317757" calcext:value-type="float">
            <text:p>38.28</text:p>
          </table:table-cell>
          <table:table-cell table:formula="of:= ((2 * (2^20)) *[.B22]) / [.$C$7]" office:value-type="float" office:value="7012.352" calcext:value-type="float">
            <text:p>7012.4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formula="of:=([.$I$4]*[.G22])+[.$I$5]" office:value-type="float" office:value="142" calcext:value-type="float">
            <text:p>142.00</text:p>
          </table:table-cell>
          <table:table-cell table:formula="of:=260111.88/[.H22]" office:value-type="float" office:value="1831.7738028169" calcext:value-type="float">
            <text:p>1831.8</text:p>
          </table:table-cell>
          <table:table-cell table:formula="of:=(([.$C$7]*[.I22]) / ( 2^20))/2" office:value-type="float" office:value="27950.6500673966" calcext:value-type="float">
            <text:p>27950.7</text:p>
          </table:table-cell>
        </table:table-row>
        <table:table-row table:style-name="ro1">
          <table:table-cell/>
          <table:table-cell table:formula="of:=[.B22]+10000" office:value-type="float" office:value="117000" calcext:value-type="float">
            <text:p>117000</text:p>
          </table:table-cell>
          <table:table-cell table:formula="of:=([.$C$6]/(2*[.B23]))*1000" office:value-type="float" office:value="35.008547008547" calcext:value-type="float">
            <text:p>35.01</text:p>
          </table:table-cell>
          <table:table-cell table:formula="of:= ((2 * (2^20)) *[.B23]) / [.$C$7]" office:value-type="float" office:value="7667.712" calcext:value-type="float">
            <text:p>7667.7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table:formula="of:=([.$I$4]*[.G23])+[.$I$5]" office:value-type="float" office:value="117" calcext:value-type="float">
            <text:p>117.00</text:p>
          </table:table-cell>
          <table:table-cell table:formula="of:=260111.88/[.H23]" office:value-type="float" office:value="2223.17846153846" calcext:value-type="float">
            <text:p>2223.2</text:p>
          </table:table-cell>
          <table:table-cell table:formula="of:=(([.$C$7]*[.I23]) / ( 2^20))/2" office:value-type="float" office:value="33923.0111929087" calcext:value-type="float">
            <text:p>33923.0</text:p>
          </table:table-cell>
        </table:table-row>
        <table:table-row table:style-name="ro1">
          <table:table-cell/>
          <table:table-cell table:formula="of:=[.B23]+10000" office:value-type="float" office:value="127000" calcext:value-type="float">
            <text:p>127000</text:p>
          </table:table-cell>
          <table:table-cell table:formula="of:=([.$C$6]/(2*[.B24]))*1000" office:value-type="float" office:value="32.251968503937" calcext:value-type="float">
            <text:p>32.25</text:p>
          </table:table-cell>
          <table:table-cell table:formula="of:= ((2 * (2^20)) *[.B24]) / [.$C$7]" office:value-type="float" office:value="8323.072" calcext:value-type="float">
            <text:p>8323.1</text:p>
          </table:table-cell>
          <table:table-cell table:number-columns-repeated="2"/>
          <table:table-cell office:value-type="float" office:value="1010" calcext:value-type="float">
            <text:p>1010</text:p>
          </table:table-cell>
          <table:table-cell table:formula="of:=([.$I$4]*[.G24])+[.$I$5]" office:value-type="float" office:value="37" calcext:value-type="float">
            <text:p>37.00</text:p>
          </table:table-cell>
          <table:table-cell table:formula="of:=260111.88/[.H24]" office:value-type="float" office:value="7030.05081081081" calcext:value-type="float">
            <text:p>7030.1</text:p>
          </table:table-cell>
          <table:table-cell table:formula="of:=(([.$C$7]*[.I24]) / ( 2^20))/2" office:value-type="float" office:value="107270.062420819" calcext:value-type="float">
            <text:p>107270.1</text:p>
          </table:table-cell>
        </table:table-row>
        <table:table-row table:style-name="ro1">
          <table:table-cell/>
          <table:table-cell office:value-type="float" office:value="130000" calcext:value-type="float">
            <text:p>130000</text:p>
          </table:table-cell>
          <table:table-cell table:formula="of:=([.$C$6]/(2*[.B25]))*1000" office:value-type="float" office:value="31.5076923076923" calcext:value-type="float">
            <text:p>31.51</text:p>
          </table:table-cell>
          <table:table-cell table:formula="of:= ((2 * (2^20)) *[.B25]) / [.$C$7]" office:value-type="float" office:value="8519.68" calcext:value-type="float">
            <text:p>8519.7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1023" calcext:value-type="float">
            <text:p>1023</text:p>
          </table:table-cell>
          <table:table-cell table:formula="of:=([.$I$4]*[.G25])+[.$I$5]" office:value-type="float" office:value="30.5" calcext:value-type="float">
            <text:p>30.50</text:p>
          </table:table-cell>
          <table:table-cell table:formula="of:=260111.88/[.H25]" office:value-type="float" office:value="8528.25836065574" calcext:value-type="float">
            <text:p>8528.3</text:p>
          </table:table-cell>
          <table:table-cell table:formula="of:=(([.$C$7]*[.I25]) / ( 2^20))/2" office:value-type="float" office:value="130130.895395748" calcext:value-type="float">
            <text:p>13013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1" loext:min-decimal-places="1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2">00/00/0000</text:date>, <text:time style:data-style-name="N2" text:time-value="22:41:25.942740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00:57:08.098121213</meta:creation-date>
    <meta:generator>LibreOffice/5.2.7.2$Linux_X86_64 LibreOffice_project/20m0$Build-2</meta:generator>
    <dc:date>2020-08-02T01:27:27.520915846</dc:date>
    <meta:editing-duration>PT6H9M5S</meta:editing-duration>
    <meta:editing-cycles>35</meta:editing-cycles>
    <meta:document-statistic meta:table-count="3" meta:cell-count="656" meta:object-count="0"/>
  </office:meta>
</office:document-meta>
</file>